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34.66mm"/>
    </style:style>
    <style:style style:name="co2" style:family="table-column">
      <style:table-column-properties fo:break-before="auto" style:column-width="20.23mm"/>
    </style:style>
    <style:style style:name="co3" style:family="table-column">
      <style:table-column-properties fo:break-before="auto" style:column-width="27.31mm"/>
    </style:style>
    <style:style style:name="co4" style:family="table-column">
      <style:table-column-properties fo:break-before="auto" style:column-width="21.59mm"/>
    </style:style>
    <style:style style:name="co5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9"/>
  </office:automatic-styles>
  <office:body>
    <office:spreadsheet>
      <table:calculation-settings table:automatic-find-labels="false"/>
      <table:table table:name="merge_obj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2" table:number-columns-repeated="336" table:default-cell-style-name="Default"/>
        <table:table-column table:style-name="co5" table:number-columns-repeated="3" table:default-cell-style-name="Default"/>
        <table:table-column table:style-name="co5" table:default-cell-style-name="ce2"/>
        <table:table-column table:style-name="co5" table:default-cell-style-name="Default"/>
        <table:table-row table:style-name="ro1">
          <table:table-cell office:value-type="string" calcext:value-type="string">
            <text:p>PARALLEL MERGE</text:p>
          </table:table-cell>
          <table:table-cell table:number-columns-repeated="347"/>
        </table:table-row>
        <table:table-row table:style-name="ro1">
          <table:table-cell office:value-type="string" calcext:value-type="string">
            <text:p>SA_ALPHA</text:p>
          </table:table-cell>
          <table:table-cell office:value-type="string" calcext:value-type="string">
            <text:p>SA_T_MIN</text:p>
          </table:table-cell>
          <table:table-cell office:value-type="string" calcext:value-type="string">
            <text:p>SA_ITER</text:p>
          </table:table-cell>
          <table:table-cell office:value-type="string" calcext:value-type="string">
            <text:p>SA_RUNS</text:p>
          </table:table-cell>
          <table:table-cell office:value-type="string" calcext:value-type="string">
            <text:p>NUM_PASSES</text:p>
          </table:table-cell>
          <table:table-cell office:value-type="string" calcext:value-type="string">
            <text:p>NUM_ITER</text:p>
          </table:table-cell>
          <table:table-cell office:value-type="string" calcext:value-type="string">
            <text:p>ITER_INCR</text:p>
          </table:table-cell>
          <table:table-cell table:number-columns-repeated="341"/>
        </table:table-row>
        <table:table-row table:style-name="ro1">
          <table:table-cell office:value-type="float" office:value="0.97" calcext:value-type="float">
            <text:p>0.97</text:p>
          </table:table-cell>
          <table:table-cell office:value-type="float" office:value="0.5" calcext:value-type="float">
            <text:p>0.5</text:p>
          </table:table-cell>
          <table:table-cell office:value-type="float" office:value="10000" calcext:value-type="float">
            <text:p>10000</text:p>
          </table:table-cell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number-columns-repeated="341"/>
        </table:table-row>
        <table:table-row table:style-name="ro1">
          <table:table-cell office:value-type="float" office:value="394473000" calcext:value-type="float">
            <text:p>394473000</text:p>
          </table:table-cell>
          <table:table-cell office:value-type="float" office:value="394355000" calcext:value-type="float">
            <text:p>394355000</text:p>
          </table:table-cell>
          <table:table-cell office:value-type="float" office:value="394552000" calcext:value-type="float">
            <text:p>394552000</text:p>
          </table:table-cell>
          <table:table-cell office:value-type="float" office:value="394591000" calcext:value-type="float">
            <text:p>394591000</text:p>
          </table:table-cell>
          <table:table-cell office:value-type="float" office:value="394434000" calcext:value-type="float">
            <text:p>394434000</text:p>
          </table:table-cell>
          <table:table-cell office:value-type="float" office:value="394325000" calcext:value-type="float">
            <text:p>394325000</text:p>
          </table:table-cell>
          <table:table-cell office:value-type="float" office:value="394285000" calcext:value-type="float">
            <text:p>394285000</text:p>
          </table:table-cell>
          <table:table-cell office:value-type="float" office:value="394501000" calcext:value-type="float">
            <text:p>394501000</text:p>
          </table:table-cell>
          <table:table-cell office:value-type="float" office:value="394708000" calcext:value-type="float">
            <text:p>394708000</text:p>
          </table:table-cell>
          <table:table-cell office:value-type="float" office:value="394498000" calcext:value-type="float">
            <text:p>394498000</text:p>
          </table:table-cell>
          <table:table-cell office:value-type="float" office:value="394485000" calcext:value-type="float">
            <text:p>394485000</text:p>
          </table:table-cell>
          <table:table-cell office:value-type="float" office:value="394620000" calcext:value-type="float">
            <text:p>394620000</text:p>
          </table:table-cell>
          <table:table-cell office:value-type="float" office:value="394681000" calcext:value-type="float">
            <text:p>394681000</text:p>
          </table:table-cell>
          <table:table-cell office:value-type="float" office:value="394597000" calcext:value-type="float">
            <text:p>394597000</text:p>
          </table:table-cell>
          <table:table-cell office:value-type="float" office:value="394416000" calcext:value-type="float">
            <text:p>394416000</text:p>
          </table:table-cell>
          <table:table-cell office:value-type="float" office:value="394635000" calcext:value-type="float">
            <text:p>394635000</text:p>
          </table:table-cell>
          <table:table-cell office:value-type="float" office:value="394715000" calcext:value-type="float">
            <text:p>394715000</text:p>
          </table:table-cell>
          <table:table-cell office:value-type="float" office:value="394467000" calcext:value-type="float">
            <text:p>394467000</text:p>
          </table:table-cell>
          <table:table-cell office:value-type="float" office:value="394671000" calcext:value-type="float">
            <text:p>394671000</text:p>
          </table:table-cell>
          <table:table-cell office:value-type="float" office:value="394461000" calcext:value-type="float">
            <text:p>394461000</text:p>
          </table:table-cell>
          <table:table-cell office:value-type="float" office:value="394442000" calcext:value-type="float">
            <text:p>394442000</text:p>
          </table:table-cell>
          <table:table-cell office:value-type="float" office:value="394474000" calcext:value-type="float">
            <text:p>394474000</text:p>
          </table:table-cell>
          <table:table-cell office:value-type="float" office:value="394621000" calcext:value-type="float">
            <text:p>394621000</text:p>
          </table:table-cell>
          <table:table-cell office:value-type="float" office:value="394672000" calcext:value-type="float">
            <text:p>394672000</text:p>
          </table:table-cell>
          <table:table-cell office:value-type="float" office:value="394583000" calcext:value-type="float">
            <text:p>394583000</text:p>
          </table:table-cell>
          <table:table-cell office:value-type="float" office:value="394267000" calcext:value-type="float">
            <text:p>394267000</text:p>
          </table:table-cell>
          <table:table-cell office:value-type="float" office:value="394616000" calcext:value-type="float">
            <text:p>394616000</text:p>
          </table:table-cell>
          <table:table-cell office:value-type="float" office:value="394630000" calcext:value-type="float">
            <text:p>394630000</text:p>
          </table:table-cell>
          <table:table-cell office:value-type="float" office:value="394439000" calcext:value-type="float">
            <text:p>394439000</text:p>
          </table:table-cell>
          <table:table-cell office:value-type="float" office:value="394397000" calcext:value-type="float">
            <text:p>394397000</text:p>
          </table:table-cell>
          <table:table-cell office:value-type="float" office:value="394609000" calcext:value-type="float">
            <text:p>394609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4487000" calcext:value-type="float">
            <text:p>394487000</text:p>
          </table:table-cell>
          <table:table-cell office:value-type="float" office:value="394311000" calcext:value-type="float">
            <text:p>394311000</text:p>
          </table:table-cell>
          <table:table-cell office:value-type="float" office:value="394560000" calcext:value-type="float">
            <text:p>394560000</text:p>
          </table:table-cell>
          <table:table-cell office:value-type="float" office:value="394733000" calcext:value-type="float">
            <text:p>394733000</text:p>
          </table:table-cell>
          <table:table-cell office:value-type="float" office:value="394567000" calcext:value-type="float">
            <text:p>394567000</text:p>
          </table:table-cell>
          <table:table-cell office:value-type="float" office:value="394383000" calcext:value-type="float">
            <text:p>394383000</text:p>
          </table:table-cell>
          <table:table-cell office:value-type="float" office:value="394386000" calcext:value-type="float">
            <text:p>394386000</text:p>
          </table:table-cell>
          <table:table-cell office:value-type="float" office:value="394564000" calcext:value-type="float">
            <text:p>394564000</text:p>
          </table:table-cell>
          <table:table-cell office:value-type="float" office:value="394503000" calcext:value-type="float">
            <text:p>394503000</text:p>
          </table:table-cell>
          <table:table-cell office:value-type="float" office:value="394415000" calcext:value-type="float">
            <text:p>394415000</text:p>
          </table:table-cell>
          <table:table-cell office:value-type="float" office:value="394669000" calcext:value-type="float">
            <text:p>394669000</text:p>
          </table:table-cell>
          <table:table-cell office:value-type="float" office:value="394668000" calcext:value-type="float">
            <text:p>394668000</text:p>
          </table:table-cell>
          <table:table-cell office:value-type="float" office:value="394244000" calcext:value-type="float">
            <text:p>394244000</text:p>
          </table:table-cell>
          <table:table-cell office:value-type="float" office:value="394709000" calcext:value-type="float">
            <text:p>394709000</text:p>
          </table:table-cell>
          <table:table-cell office:value-type="float" office:value="394529000" calcext:value-type="float">
            <text:p>394529000</text:p>
          </table:table-cell>
          <table:table-cell office:value-type="float" office:value="394634000" calcext:value-type="float">
            <text:p>394634000</text:p>
          </table:table-cell>
          <table:table-cell office:value-type="float" office:value="394485000" calcext:value-type="float">
            <text:p>394485000</text:p>
          </table:table-cell>
          <table:table-cell office:value-type="float" office:value="394699000" calcext:value-type="float">
            <text:p>394699000</text:p>
          </table:table-cell>
          <table:table-cell office:value-type="float" office:value="394621000" calcext:value-type="float">
            <text:p>394621000</text:p>
          </table:table-cell>
          <table:table-cell office:value-type="float" office:value="394528000" calcext:value-type="float">
            <text:p>394528000</text:p>
          </table:table-cell>
          <table:table-cell office:value-type="float" office:value="394288000" calcext:value-type="float">
            <text:p>394288000</text:p>
          </table:table-cell>
          <table:table-cell office:value-type="float" office:value="394758000" calcext:value-type="float">
            <text:p>394758000</text:p>
          </table:table-cell>
          <table:table-cell office:value-type="float" office:value="394494000" calcext:value-type="float">
            <text:p>394494000</text:p>
          </table:table-cell>
          <table:table-cell office:value-type="float" office:value="394364000" calcext:value-type="float">
            <text:p>394364000</text:p>
          </table:table-cell>
          <table:table-cell office:value-type="float" office:value="394310000" calcext:value-type="float">
            <text:p>394310000</text:p>
          </table:table-cell>
          <table:table-cell office:value-type="float" office:value="394462000" calcext:value-type="float">
            <text:p>394462000</text:p>
          </table:table-cell>
          <table:table-cell office:value-type="float" office:value="394382000" calcext:value-type="float">
            <text:p>394382000</text:p>
          </table:table-cell>
          <table:table-cell office:value-type="float" office:value="394676000" calcext:value-type="float">
            <text:p>394676000</text:p>
          </table:table-cell>
          <table:table-cell office:value-type="float" office:value="394393000" calcext:value-type="float">
            <text:p>394393000</text:p>
          </table:table-cell>
          <table:table-cell office:value-type="float" office:value="394460000" calcext:value-type="float">
            <text:p>394460000</text:p>
          </table:table-cell>
          <table:table-cell office:value-type="float" office:value="394399000" calcext:value-type="float">
            <text:p>394399000</text:p>
          </table:table-cell>
          <table:table-cell office:value-type="float" office:value="394703000" calcext:value-type="float">
            <text:p>394703000</text:p>
          </table:table-cell>
          <table:table-cell office:value-type="float" office:value="394654000" calcext:value-type="float">
            <text:p>394654000</text:p>
          </table:table-cell>
          <table:table-cell office:value-type="float" office:value="394509000" calcext:value-type="float">
            <text:p>394509000</text:p>
          </table:table-cell>
          <table:table-cell office:value-type="float" office:value="394497000" calcext:value-type="float">
            <text:p>394497000</text:p>
          </table:table-cell>
          <table:table-cell office:value-type="float" office:value="394511000" calcext:value-type="float">
            <text:p>394511000</text:p>
          </table:table-cell>
          <table:table-cell office:value-type="float" office:value="394620000" calcext:value-type="float">
            <text:p>394620000</text:p>
          </table:table-cell>
          <table:table-cell office:value-type="float" office:value="394347000" calcext:value-type="float">
            <text:p>394347000</text:p>
          </table:table-cell>
          <table:table-cell office:value-type="float" office:value="394730000" calcext:value-type="float">
            <text:p>394730000</text:p>
          </table:table-cell>
          <table:table-cell office:value-type="float" office:value="394652000" calcext:value-type="float">
            <text:p>394652000</text:p>
          </table:table-cell>
          <table:table-cell office:value-type="float" office:value="394408000" calcext:value-type="float">
            <text:p>394408000</text:p>
          </table:table-cell>
          <table:table-cell office:value-type="float" office:value="394551000" calcext:value-type="float">
            <text:p>394551000</text:p>
          </table:table-cell>
          <table:table-cell office:value-type="float" office:value="394554000" calcext:value-type="float">
            <text:p>394554000</text:p>
          </table:table-cell>
          <table:table-cell office:value-type="float" office:value="394530000" calcext:value-type="float">
            <text:p>394530000</text:p>
          </table:table-cell>
          <table:table-cell office:value-type="float" office:value="394286000" calcext:value-type="float">
            <text:p>394286000</text:p>
          </table:table-cell>
          <table:table-cell office:value-type="float" office:value="394665000" calcext:value-type="float">
            <text:p>394665000</text:p>
          </table:table-cell>
          <table:table-cell office:value-type="float" office:value="394570000" calcext:value-type="float">
            <text:p>394570000</text:p>
          </table:table-cell>
          <table:table-cell office:value-type="float" office:value="394528000" calcext:value-type="float">
            <text:p>39452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7000" calcext:value-type="float">
            <text:p>396057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5000" calcext:value-type="float">
            <text:p>396055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9000" calcext:value-type="float">
            <text:p>396559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6000" calcext:value-type="float">
            <text:p>39605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7000" calcext:value-type="float">
            <text:p>396057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5000" calcext:value-type="float">
            <text:p>396555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4000" calcext:value-type="float">
            <text:p>396054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057000" calcext:value-type="float">
            <text:p>396057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557000" calcext:value-type="float">
            <text:p>396557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54000" calcext:value-type="float">
            <text:p>396054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7000" calcext:value-type="float">
            <text:p>396057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3000" calcext:value-type="float">
            <text:p>396053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4000" calcext:value-type="float">
            <text:p>396054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59000" calcext:value-type="float">
            <text:p>396059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557000" calcext:value-type="float">
            <text:p>396557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54000" calcext:value-type="float">
            <text:p>396054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055000" calcext:value-type="float">
            <text:p>396055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9000" calcext:value-type="float">
            <text:p>396559000</text:p>
          </table:table-cell>
          <table:table-cell office:value-type="float" office:value="396056000" calcext:value-type="float">
            <text:p>39605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5000" calcext:value-type="float">
            <text:p>396555000</text:p>
          </table:table-cell>
          <table:table-cell office:value-type="float" office:value="396058000" calcext:value-type="float">
            <text:p>39605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5000" calcext:value-type="float">
            <text:p>396555000</text:p>
          </table:table-cell>
          <table:table-cell office:value-type="float" office:value="396053000" calcext:value-type="float">
            <text:p>396053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056000" calcext:value-type="float">
            <text:p>39605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056000" calcext:value-type="float">
            <text:p>39605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5000" calcext:value-type="float">
            <text:p>396555000</text:p>
          </table:table-cell>
          <table:table-cell office:value-type="float" office:value="396057000" calcext:value-type="float">
            <text:p>396057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8000" calcext:value-type="float">
            <text:p>39655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556000" calcext:value-type="float">
            <text:p>39655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38000" calcext:value-type="float">
            <text:p>39663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42000" calcext:value-type="float">
            <text:p>396642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1000" calcext:value-type="float">
            <text:p>39664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1000" calcext:value-type="float">
            <text:p>39664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46000" calcext:value-type="float">
            <text:p>39664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639000" calcext:value-type="float">
            <text:p>396639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651000" calcext:value-type="float">
            <text:p>39665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650000" calcext:value-type="float">
            <text:p>396650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56000" calcext:value-type="float">
            <text:p>39665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17000" calcext:value-type="float">
            <text:p>396617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626000" calcext:value-type="float">
            <text:p>396626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4000" calcext:value-type="float">
            <text:p>396644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5000" calcext:value-type="float">
            <text:p>396645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53000" calcext:value-type="float">
            <text:p>396653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61000" calcext:value-type="float">
            <text:p>396061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2000" calcext:value-type="float">
            <text:p>396642000</text:p>
          </table:table-cell>
          <table:table-cell office:value-type="float" office:value="396068000" calcext:value-type="float">
            <text:p>39606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38000" calcext:value-type="float">
            <text:p>396638000</text:p>
          </table:table-cell>
          <table:table-cell office:value-type="float" office:value="396066000" calcext:value-type="float">
            <text:p>39606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649000" calcext:value-type="float">
            <text:p>396649000</text:p>
          </table:table-cell>
          <table:table-cell office:value-type="float" office:value="396075000" calcext:value-type="float">
            <text:p>396075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2000" calcext:value-type="float">
            <text:p>39607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69000" calcext:value-type="float">
            <text:p>396069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68000" calcext:value-type="float">
            <text:p>39606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6000" calcext:value-type="float">
            <text:p>39606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8000" calcext:value-type="float">
            <text:p>396068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69000" calcext:value-type="float">
            <text:p>396069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71000" calcext:value-type="float">
            <text:p>39607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2000" calcext:value-type="float">
            <text:p>396072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7000" calcext:value-type="float">
            <text:p>396077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69000" calcext:value-type="float">
            <text:p>396069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68000" calcext:value-type="float">
            <text:p>396068000</text:p>
          </table:table-cell>
          <table:table-cell office:value-type="float" office:value="396461000" calcext:value-type="float">
            <text:p>396461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0000" calcext:value-type="float">
            <text:p>396070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2000" calcext:value-type="float">
            <text:p>396072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12000" calcext:value-type="float">
            <text:p>396012000</text:p>
          </table:table-cell>
          <table:table-cell office:value-type="float" office:value="396076000" calcext:value-type="float">
            <text:p>396076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75000" calcext:value-type="float">
            <text:p>396075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70000" calcext:value-type="float">
            <text:p>396070000</text:p>
          </table:table-cell>
          <table:table-cell office:value-type="float" office:value="397096000" calcext:value-type="float">
            <text:p>397096000</text:p>
          </table:table-cell>
          <table:table-cell office:value-type="float" office:value="396070000" calcext:value-type="float">
            <text:p>396070000</text:p>
          </table:table-cell>
          <table:table-cell table:number-columns-repeated="5" office:value-type="float" office:value="397096000" calcext:value-type="float">
            <text:p>397096000</text:p>
          </table:table-cell>
          <table:table-cell table:number-columns-repeated="22" office:value-type="float" office:value="398068000" calcext:value-type="float">
            <text:p>398068000</text:p>
          </table:table-cell>
          <table:table-cell table:number-columns-repeated="2"/>
          <table:table-cell table:formula="of:=MAX([.A4:.ME4])" office:value-type="float" office:value="398068000" calcext:value-type="float">
            <text:p>398068000</text:p>
          </table:table-cell>
          <table:table-cell table:number-columns-repeated="3"/>
        </table:table-row>
        <table:table-row table:style-name="ro1">
          <table:table-cell office:value-type="float" office:value="393204000" calcext:value-type="float">
            <text:p>393204000</text:p>
          </table:table-cell>
          <table:table-cell office:value-type="float" office:value="394160000" calcext:value-type="float">
            <text:p>394160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4191000" calcext:value-type="float">
            <text:p>394191000</text:p>
          </table:table-cell>
          <table:table-cell office:value-type="float" office:value="393282000" calcext:value-type="float">
            <text:p>393282000</text:p>
          </table:table-cell>
          <table:table-cell office:value-type="float" office:value="394299000" calcext:value-type="float">
            <text:p>394299000</text:p>
          </table:table-cell>
          <table:table-cell office:value-type="float" office:value="394982000" calcext:value-type="float">
            <text:p>394982000</text:p>
          </table:table-cell>
          <table:table-cell office:value-type="float" office:value="394079000" calcext:value-type="float">
            <text:p>394079000</text:p>
          </table:table-cell>
          <table:table-cell office:value-type="float" office:value="393130000" calcext:value-type="float">
            <text:p>393130000</text:p>
          </table:table-cell>
          <table:table-cell office:value-type="float" office:value="394346000" calcext:value-type="float">
            <text:p>394346000</text:p>
          </table:table-cell>
          <table:table-cell office:value-type="float" office:value="394742000" calcext:value-type="float">
            <text:p>394742000</text:p>
          </table:table-cell>
          <table:table-cell office:value-type="float" office:value="394140000" calcext:value-type="float">
            <text:p>394140000</text:p>
          </table:table-cell>
          <table:table-cell office:value-type="float" office:value="393407000" calcext:value-type="float">
            <text:p>393407000</text:p>
          </table:table-cell>
          <table:table-cell office:value-type="float" office:value="394161000" calcext:value-type="float">
            <text:p>394161000</text:p>
          </table:table-cell>
          <table:table-cell office:value-type="float" office:value="394851000" calcext:value-type="float">
            <text:p>394851000</text:p>
          </table:table-cell>
          <table:table-cell office:value-type="float" office:value="394227000" calcext:value-type="float">
            <text:p>394227000</text:p>
          </table:table-cell>
          <table:table-cell office:value-type="float" office:value="393278000" calcext:value-type="float">
            <text:p>393278000</text:p>
          </table:table-cell>
          <table:table-cell office:value-type="float" office:value="394214000" calcext:value-type="float">
            <text:p>394214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4260000" calcext:value-type="float">
            <text:p>394260000</text:p>
          </table:table-cell>
          <table:table-cell office:value-type="float" office:value="393398000" calcext:value-type="float">
            <text:p>393398000</text:p>
          </table:table-cell>
          <table:table-cell office:value-type="float" office:value="394230000" calcext:value-type="float">
            <text:p>394230000</text:p>
          </table:table-cell>
          <table:table-cell office:value-type="float" office:value="394813000" calcext:value-type="float">
            <text:p>394813000</text:p>
          </table:table-cell>
          <table:table-cell office:value-type="float" office:value="394082000" calcext:value-type="float">
            <text:p>394082000</text:p>
          </table:table-cell>
          <table:table-cell office:value-type="float" office:value="393203000" calcext:value-type="float">
            <text:p>393203000</text:p>
          </table:table-cell>
          <table:table-cell office:value-type="float" office:value="394283000" calcext:value-type="float">
            <text:p>394283000</text:p>
          </table:table-cell>
          <table:table-cell office:value-type="float" office:value="394859000" calcext:value-type="float">
            <text:p>394859000</text:p>
          </table:table-cell>
          <table:table-cell office:value-type="float" office:value="394081000" calcext:value-type="float">
            <text:p>394081000</text:p>
          </table:table-cell>
          <table:table-cell office:value-type="float" office:value="393170000" calcext:value-type="float">
            <text:p>393170000</text:p>
          </table:table-cell>
          <table:table-cell office:value-type="float" office:value="394372000" calcext:value-type="float">
            <text:p>394372000</text:p>
          </table:table-cell>
          <table:table-cell office:value-type="float" office:value="394120000" calcext:value-type="float">
            <text:p>394120000</text:p>
          </table:table-cell>
          <table:table-cell office:value-type="float" office:value="394849000" calcext:value-type="float">
            <text:p>394849000</text:p>
          </table:table-cell>
          <table:table-cell office:value-type="float" office:value="393154000" calcext:value-type="float">
            <text:p>393154000</text:p>
          </table:table-cell>
          <table:table-cell office:value-type="float" office:value="394200000" calcext:value-type="float">
            <text:p>394200000</text:p>
          </table:table-cell>
          <table:table-cell office:value-type="float" office:value="394032000" calcext:value-type="float">
            <text:p>394032000</text:p>
          </table:table-cell>
          <table:table-cell office:value-type="float" office:value="394624000" calcext:value-type="float">
            <text:p>394624000</text:p>
          </table:table-cell>
          <table:table-cell office:value-type="float" office:value="393134000" calcext:value-type="float">
            <text:p>393134000</text:p>
          </table:table-cell>
          <table:table-cell office:value-type="float" office:value="394339000" calcext:value-type="float">
            <text:p>394339000</text:p>
          </table:table-cell>
          <table:table-cell office:value-type="float" office:value="394070000" calcext:value-type="float">
            <text:p>394070000</text:p>
          </table:table-cell>
          <table:table-cell office:value-type="float" office:value="394674000" calcext:value-type="float">
            <text:p>394674000</text:p>
          </table:table-cell>
          <table:table-cell office:value-type="float" office:value="393078000" calcext:value-type="float">
            <text:p>393078000</text:p>
          </table:table-cell>
          <table:table-cell office:value-type="float" office:value="394318000" calcext:value-type="float">
            <text:p>394318000</text:p>
          </table:table-cell>
          <table:table-cell office:value-type="float" office:value="394182000" calcext:value-type="float">
            <text:p>394182000</text:p>
          </table:table-cell>
          <table:table-cell office:value-type="float" office:value="394699000" calcext:value-type="float">
            <text:p>394699000</text:p>
          </table:table-cell>
          <table:table-cell office:value-type="float" office:value="393059000" calcext:value-type="float">
            <text:p>393059000</text:p>
          </table:table-cell>
          <table:table-cell office:value-type="float" office:value="394078000" calcext:value-type="float">
            <text:p>394078000</text:p>
          </table:table-cell>
          <table:table-cell office:value-type="float" office:value="393948000" calcext:value-type="float">
            <text:p>393948000</text:p>
          </table:table-cell>
          <table:table-cell office:value-type="float" office:value="394625000" calcext:value-type="float">
            <text:p>394625000</text:p>
          </table:table-cell>
          <table:table-cell office:value-type="float" office:value="393282000" calcext:value-type="float">
            <text:p>393282000</text:p>
          </table:table-cell>
          <table:table-cell office:value-type="float" office:value="394343000" calcext:value-type="float">
            <text:p>394343000</text:p>
          </table:table-cell>
          <table:table-cell office:value-type="float" office:value="394093000" calcext:value-type="float">
            <text:p>394093000</text:p>
          </table:table-cell>
          <table:table-cell office:value-type="float" office:value="394813000" calcext:value-type="float">
            <text:p>394813000</text:p>
          </table:table-cell>
          <table:table-cell office:value-type="float" office:value="393173000" calcext:value-type="float">
            <text:p>393173000</text:p>
          </table:table-cell>
          <table:table-cell office:value-type="float" office:value="394452000" calcext:value-type="float">
            <text:p>394452000</text:p>
          </table:table-cell>
          <table:table-cell office:value-type="float" office:value="393914000" calcext:value-type="float">
            <text:p>393914000</text:p>
          </table:table-cell>
          <table:table-cell office:value-type="float" office:value="394796000" calcext:value-type="float">
            <text:p>394796000</text:p>
          </table:table-cell>
          <table:table-cell office:value-type="float" office:value="393307000" calcext:value-type="float">
            <text:p>393307000</text:p>
          </table:table-cell>
          <table:table-cell office:value-type="float" office:value="394120000" calcext:value-type="float">
            <text:p>394120000</text:p>
          </table:table-cell>
          <table:table-cell office:value-type="float" office:value="394225000" calcext:value-type="float">
            <text:p>394225000</text:p>
          </table:table-cell>
          <table:table-cell office:value-type="float" office:value="394711000" calcext:value-type="float">
            <text:p>394711000</text:p>
          </table:table-cell>
          <table:table-cell office:value-type="float" office:value="393237000" calcext:value-type="float">
            <text:p>393237000</text:p>
          </table:table-cell>
          <table:table-cell office:value-type="float" office:value="394428000" calcext:value-type="float">
            <text:p>394428000</text:p>
          </table:table-cell>
          <table:table-cell office:value-type="float" office:value="394722000" calcext:value-type="float">
            <text:p>394722000</text:p>
          </table:table-cell>
          <table:table-cell office:value-type="float" office:value="394130000" calcext:value-type="float">
            <text:p>394130000</text:p>
          </table:table-cell>
          <table:table-cell office:value-type="float" office:value="393311000" calcext:value-type="float">
            <text:p>393311000</text:p>
          </table:table-cell>
          <table:table-cell office:value-type="float" office:value="394240000" calcext:value-type="float">
            <text:p>394240000</text:p>
          </table:table-cell>
          <table:table-cell office:value-type="float" office:value="394078000" calcext:value-type="float">
            <text:p>394078000</text:p>
          </table:table-cell>
          <table:table-cell office:value-type="float" office:value="394778000" calcext:value-type="float">
            <text:p>394778000</text:p>
          </table:table-cell>
          <table:table-cell office:value-type="float" office:value="393150000" calcext:value-type="float">
            <text:p>393150000</text:p>
          </table:table-cell>
          <table:table-cell office:value-type="float" office:value="394260000" calcext:value-type="float">
            <text:p>394260000</text:p>
          </table:table-cell>
          <table:table-cell office:value-type="float" office:value="394246000" calcext:value-type="float">
            <text:p>394246000</text:p>
          </table:table-cell>
          <table:table-cell office:value-type="float" office:value="394749000" calcext:value-type="float">
            <text:p>394749000</text:p>
          </table:table-cell>
          <table:table-cell office:value-type="float" office:value="393279000" calcext:value-type="float">
            <text:p>393279000</text:p>
          </table:table-cell>
          <table:table-cell office:value-type="float" office:value="394118000" calcext:value-type="float">
            <text:p>394118000</text:p>
          </table:table-cell>
          <table:table-cell office:value-type="float" office:value="394740000" calcext:value-type="float">
            <text:p>394740000</text:p>
          </table:table-cell>
          <table:table-cell office:value-type="float" office:value="394113000" calcext:value-type="float">
            <text:p>394113000</text:p>
          </table:table-cell>
          <table:table-cell office:value-type="float" office:value="393314000" calcext:value-type="float">
            <text:p>393314000</text:p>
          </table:table-cell>
          <table:table-cell office:value-type="float" office:value="394395000" calcext:value-type="float">
            <text:p>394395000</text:p>
          </table:table-cell>
          <table:table-cell office:value-type="float" office:value="394062000" calcext:value-type="float">
            <text:p>394062000</text:p>
          </table:table-cell>
          <table:table-cell office:value-type="float" office:value="394905000" calcext:value-type="float">
            <text:p>394905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5227000" calcext:value-type="float">
            <text:p>395227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458000" calcext:value-type="float">
            <text:p>396458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office:value-type="float" office:value="395684000" calcext:value-type="float">
            <text:p>395684000</text:p>
          </table:table-cell>
          <table:table-cell office:value-type="float" office:value="396228000" calcext:value-type="float">
            <text:p>396228000</text:p>
          </table:table-cell>
          <table:table-cell table:number-columns-repeated="21" office:value-type="float" office:value="397451000" calcext:value-type="float">
            <text:p>397451000</text:p>
          </table:table-cell>
          <table:table-cell office:value-type="float" office:value="404451000" calcext:value-type="float">
            <text:p>404451000</text:p>
          </table:table-cell>
          <table:table-cell table:number-columns-repeated="2"/>
          <table:table-cell table:formula="of:=MAX([.A5:.ME5])" office:value-type="float" office:value="404451000" calcext:value-type="float">
            <text:p>404451000</text:p>
          </table:table-cell>
          <table:table-cell table:number-columns-repeated="3"/>
        </table:table-row>
        <table:table-row table:style-name="ro1">
          <table:table-cell office:value-type="float" office:value="393808000" calcext:value-type="float">
            <text:p>393808000</text:p>
          </table:table-cell>
          <table:table-cell office:value-type="float" office:value="395161000" calcext:value-type="float">
            <text:p>395161000</text:p>
          </table:table-cell>
          <table:table-cell office:value-type="float" office:value="393151000" calcext:value-type="float">
            <text:p>393151000</text:p>
          </table:table-cell>
          <table:table-cell office:value-type="float" office:value="393931000" calcext:value-type="float">
            <text:p>393931000</text:p>
          </table:table-cell>
          <table:table-cell office:value-type="float" office:value="395237000" calcext:value-type="float">
            <text:p>395237000</text:p>
          </table:table-cell>
          <table:table-cell office:value-type="float" office:value="394041000" calcext:value-type="float">
            <text:p>394041000</text:p>
          </table:table-cell>
          <table:table-cell office:value-type="float" office:value="393072000" calcext:value-type="float">
            <text:p>393072000</text:p>
          </table:table-cell>
          <table:table-cell office:value-type="float" office:value="394010000" calcext:value-type="float">
            <text:p>394010000</text:p>
          </table:table-cell>
          <table:table-cell office:value-type="float" office:value="395268000" calcext:value-type="float">
            <text:p>395268000</text:p>
          </table:table-cell>
          <table:table-cell office:value-type="float" office:value="393063000" calcext:value-type="float">
            <text:p>393063000</text:p>
          </table:table-cell>
          <table:table-cell office:value-type="float" office:value="393761000" calcext:value-type="float">
            <text:p>393761000</text:p>
          </table:table-cell>
          <table:table-cell office:value-type="float" office:value="393950000" calcext:value-type="float">
            <text:p>393950000</text:p>
          </table:table-cell>
          <table:table-cell office:value-type="float" office:value="395279000" calcext:value-type="float">
            <text:p>395279000</text:p>
          </table:table-cell>
          <table:table-cell office:value-type="float" office:value="393690000" calcext:value-type="float">
            <text:p>393690000</text:p>
          </table:table-cell>
          <table:table-cell office:value-type="float" office:value="393010000" calcext:value-type="float">
            <text:p>393010000</text:p>
          </table:table-cell>
          <table:table-cell office:value-type="float" office:value="394070000" calcext:value-type="float">
            <text:p>394070000</text:p>
          </table:table-cell>
          <table:table-cell office:value-type="float" office:value="393920000" calcext:value-type="float">
            <text:p>393920000</text:p>
          </table:table-cell>
          <table:table-cell office:value-type="float" office:value="395174000" calcext:value-type="float">
            <text:p>395174000</text:p>
          </table:table-cell>
          <table:table-cell office:value-type="float" office:value="393054000" calcext:value-type="float">
            <text:p>393054000</text:p>
          </table:table-cell>
          <table:table-cell office:value-type="float" office:value="393946000" calcext:value-type="float">
            <text:p>393946000</text:p>
          </table:table-cell>
          <table:table-cell office:value-type="float" office:value="393647000" calcext:value-type="float">
            <text:p>393647000</text:p>
          </table:table-cell>
          <table:table-cell office:value-type="float" office:value="395145000" calcext:value-type="float">
            <text:p>395145000</text:p>
          </table:table-cell>
          <table:table-cell office:value-type="float" office:value="393261000" calcext:value-type="float">
            <text:p>393261000</text:p>
          </table:table-cell>
          <table:table-cell office:value-type="float" office:value="393927000" calcext:value-type="float">
            <text:p>393927000</text:p>
          </table:table-cell>
          <table:table-cell office:value-type="float" office:value="393841000" calcext:value-type="float">
            <text:p>393841000</text:p>
          </table:table-cell>
          <table:table-cell office:value-type="float" office:value="395232000" calcext:value-type="float">
            <text:p>395232000</text:p>
          </table:table-cell>
          <table:table-cell office:value-type="float" office:value="393083000" calcext:value-type="float">
            <text:p>393083000</text:p>
          </table:table-cell>
          <table:table-cell office:value-type="float" office:value="394090000" calcext:value-type="float">
            <text:p>394090000</text:p>
          </table:table-cell>
          <table:table-cell office:value-type="float" office:value="393786000" calcext:value-type="float">
            <text:p>393786000</text:p>
          </table:table-cell>
          <table:table-cell office:value-type="float" office:value="395325000" calcext:value-type="float">
            <text:p>395325000</text:p>
          </table:table-cell>
          <table:table-cell office:value-type="float" office:value="392961000" calcext:value-type="float">
            <text:p>392961000</text:p>
          </table:table-cell>
          <table:table-cell office:value-type="float" office:value="393839000" calcext:value-type="float">
            <text:p>393839000</text:p>
          </table:table-cell>
          <table:table-cell office:value-type="float" office:value="393804000" calcext:value-type="float">
            <text:p>393804000</text:p>
          </table:table-cell>
          <table:table-cell office:value-type="float" office:value="395311000" calcext:value-type="float">
            <text:p>395311000</text:p>
          </table:table-cell>
          <table:table-cell office:value-type="float" office:value="392830000" calcext:value-type="float">
            <text:p>392830000</text:p>
          </table:table-cell>
          <table:table-cell office:value-type="float" office:value="393961000" calcext:value-type="float">
            <text:p>393961000</text:p>
          </table:table-cell>
          <table:table-cell office:value-type="float" office:value="393811000" calcext:value-type="float">
            <text:p>393811000</text:p>
          </table:table-cell>
          <table:table-cell office:value-type="float" office:value="395286000" calcext:value-type="float">
            <text:p>395286000</text:p>
          </table:table-cell>
          <table:table-cell office:value-type="float" office:value="393155000" calcext:value-type="float">
            <text:p>393155000</text:p>
          </table:table-cell>
          <table:table-cell office:value-type="float" office:value="394028000" calcext:value-type="float">
            <text:p>394028000</text:p>
          </table:table-cell>
          <table:table-cell office:value-type="float" office:value="393783000" calcext:value-type="float">
            <text:p>393783000</text:p>
          </table:table-cell>
          <table:table-cell office:value-type="float" office:value="395422000" calcext:value-type="float">
            <text:p>395422000</text:p>
          </table:table-cell>
          <table:table-cell office:value-type="float" office:value="393059000" calcext:value-type="float">
            <text:p>393059000</text:p>
          </table:table-cell>
          <table:table-cell office:value-type="float" office:value="393951000" calcext:value-type="float">
            <text:p>393951000</text:p>
          </table:table-cell>
          <table:table-cell office:value-type="float" office:value="393868000" calcext:value-type="float">
            <text:p>393868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3069000" calcext:value-type="float">
            <text:p>393069000</text:p>
          </table:table-cell>
          <table:table-cell office:value-type="float" office:value="394048000" calcext:value-type="float">
            <text:p>394048000</text:p>
          </table:table-cell>
          <table:table-cell office:value-type="float" office:value="393781000" calcext:value-type="float">
            <text:p>393781000</text:p>
          </table:table-cell>
          <table:table-cell office:value-type="float" office:value="395163000" calcext:value-type="float">
            <text:p>395163000</text:p>
          </table:table-cell>
          <table:table-cell office:value-type="float" office:value="392944000" calcext:value-type="float">
            <text:p>392944000</text:p>
          </table:table-cell>
          <table:table-cell office:value-type="float" office:value="393739000" calcext:value-type="float">
            <text:p>393739000</text:p>
          </table:table-cell>
          <table:table-cell office:value-type="float" office:value="393923000" calcext:value-type="float">
            <text:p>393923000</text:p>
          </table:table-cell>
          <table:table-cell office:value-type="float" office:value="395415000" calcext:value-type="float">
            <text:p>395415000</text:p>
          </table:table-cell>
          <table:table-cell office:value-type="float" office:value="392902000" calcext:value-type="float">
            <text:p>392902000</text:p>
          </table:table-cell>
          <table:table-cell office:value-type="float" office:value="393971000" calcext:value-type="float">
            <text:p>393971000</text:p>
          </table:table-cell>
          <table:table-cell office:value-type="float" office:value="393904000" calcext:value-type="float">
            <text:p>393904000</text:p>
          </table:table-cell>
          <table:table-cell office:value-type="float" office:value="395340000" calcext:value-type="float">
            <text:p>395340000</text:p>
          </table:table-cell>
          <table:table-cell office:value-type="float" office:value="393263000" calcext:value-type="float">
            <text:p>393263000</text:p>
          </table:table-cell>
          <table:table-cell office:value-type="float" office:value="393971000" calcext:value-type="float">
            <text:p>393971000</text:p>
          </table:table-cell>
          <table:table-cell office:value-type="float" office:value="393734000" calcext:value-type="float">
            <text:p>393734000</text:p>
          </table:table-cell>
          <table:table-cell office:value-type="float" office:value="393063000" calcext:value-type="float">
            <text:p>393063000</text:p>
          </table:table-cell>
          <table:table-cell office:value-type="float" office:value="395234000" calcext:value-type="float">
            <text:p>395234000</text:p>
          </table:table-cell>
          <table:table-cell office:value-type="float" office:value="393942000" calcext:value-type="float">
            <text:p>393942000</text:p>
          </table:table-cell>
          <table:table-cell office:value-type="float" office:value="393843000" calcext:value-type="float">
            <text:p>393843000</text:p>
          </table:table-cell>
          <table:table-cell office:value-type="float" office:value="393115000" calcext:value-type="float">
            <text:p>393115000</text:p>
          </table:table-cell>
          <table:table-cell office:value-type="float" office:value="395315000" calcext:value-type="float">
            <text:p>395315000</text:p>
          </table:table-cell>
          <table:table-cell office:value-type="float" office:value="393676000" calcext:value-type="float">
            <text:p>393676000</text:p>
          </table:table-cell>
          <table:table-cell office:value-type="float" office:value="393880000" calcext:value-type="float">
            <text:p>393880000</text:p>
          </table:table-cell>
          <table:table-cell office:value-type="float" office:value="393112000" calcext:value-type="float">
            <text:p>393112000</text:p>
          </table:table-cell>
          <table:table-cell office:value-type="float" office:value="395292000" calcext:value-type="float">
            <text:p>395292000</text:p>
          </table:table-cell>
          <table:table-cell office:value-type="float" office:value="393793000" calcext:value-type="float">
            <text:p>393793000</text:p>
          </table:table-cell>
          <table:table-cell office:value-type="float" office:value="393845000" calcext:value-type="float">
            <text:p>393845000</text:p>
          </table:table-cell>
          <table:table-cell office:value-type="float" office:value="393113000" calcext:value-type="float">
            <text:p>393113000</text:p>
          </table:table-cell>
          <table:table-cell office:value-type="float" office:value="395411000" calcext:value-type="float">
            <text:p>395411000</text:p>
          </table:table-cell>
          <table:table-cell office:value-type="float" office:value="393708000" calcext:value-type="float">
            <text:p>393708000</text:p>
          </table:table-cell>
          <table:table-cell office:value-type="float" office:value="394155000" calcext:value-type="float">
            <text:p>394155000</text:p>
          </table:table-cell>
          <table:table-cell office:value-type="float" office:value="393140000" calcext:value-type="float">
            <text:p>393140000</text:p>
          </table:table-cell>
          <table:table-cell office:value-type="float" office:value="395249000" calcext:value-type="float">
            <text:p>395249000</text:p>
          </table:table-cell>
          <table:table-cell office:value-type="float" office:value="394088000" calcext:value-type="float">
            <text:p>394088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13000" calcext:value-type="float">
            <text:p>397013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15000" calcext:value-type="float">
            <text:p>397015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4000" calcext:value-type="float">
            <text:p>397014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3000" calcext:value-type="float">
            <text:p>397013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3000" calcext:value-type="float">
            <text:p>397013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11000" calcext:value-type="float">
            <text:p>397011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11000" calcext:value-type="float">
            <text:p>397011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0000" calcext:value-type="float">
            <text:p>397010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3000" calcext:value-type="float">
            <text:p>397013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12000" calcext:value-type="float">
            <text:p>3970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13000" calcext:value-type="float">
            <text:p>397013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014000" calcext:value-type="float">
            <text:p>397014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85000" calcext:value-type="float">
            <text:p>397085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7000" calcext:value-type="float">
            <text:p>39707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5000" calcext:value-type="float">
            <text:p>397075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80000" calcext:value-type="float">
            <text:p>397080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1000" calcext:value-type="float">
            <text:p>397071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1000" calcext:value-type="float">
            <text:p>397071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7000" calcext:value-type="float">
            <text:p>39707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9000" calcext:value-type="float">
            <text:p>39707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86000" calcext:value-type="float">
            <text:p>397086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88000" calcext:value-type="float">
            <text:p>397088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6000" calcext:value-type="float">
            <text:p>397076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68000" calcext:value-type="float">
            <text:p>397068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89000" calcext:value-type="float">
            <text:p>39708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8000" calcext:value-type="float">
            <text:p>397078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6000" calcext:value-type="float">
            <text:p>397076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1000" calcext:value-type="float">
            <text:p>397071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076000" calcext:value-type="float">
            <text:p>397076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88000" calcext:value-type="float">
            <text:p>397088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5000" calcext:value-type="float">
            <text:p>397075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079000" calcext:value-type="float">
            <text:p>397079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869000" calcext:value-type="float">
            <text:p>395869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5927000" calcext:value-type="float">
            <text:p>395927000</text:p>
          </table:table-cell>
          <table:table-cell office:value-type="float" office:value="397312000" calcext:value-type="float">
            <text:p>397312000</text:p>
          </table:table-cell>
          <table:table-cell office:value-type="float" office:value="395067000" calcext:value-type="float">
            <text:p>395067000</text:p>
          </table:table-cell>
          <table:table-cell office:value-type="float" office:value="397312000" calcext:value-type="float">
            <text:p>397312000</text:p>
          </table:table-cell>
          <table:table-cell table:number-columns-repeated="6" office:value-type="float" office:value="395927000" calcext:value-type="float">
            <text:p>395927000</text:p>
          </table:table-cell>
          <table:table-cell table:number-columns-repeated="22" office:value-type="float" office:value="398324000" calcext:value-type="float">
            <text:p>398324000</text:p>
          </table:table-cell>
          <table:table-cell table:number-columns-repeated="2"/>
          <table:table-cell table:formula="of:=MAX([.A6:.ME6])" office:value-type="float" office:value="398324000" calcext:value-type="float">
            <text:p>398324000</text:p>
          </table:table-cell>
          <table:table-cell/>
          <table:table-cell table:formula="of:= MAX([.MG4:.MG13])" office:value-type="float" office:value="406460000" calcext:value-type="float">
            <text:p>4.065E+08</text:p>
          </table:table-cell>
          <table:table-cell office:value-type="string" calcext:value-type="string">
            <text:p><text:s/>= max</text:p>
          </table:table-cell>
        </table:table-row>
        <table:table-row table:style-name="ro1">
          <table:table-cell office:value-type="float" office:value="394824000" calcext:value-type="float">
            <text:p>394824000</text:p>
          </table:table-cell>
          <table:table-cell office:value-type="float" office:value="393326000" calcext:value-type="float">
            <text:p>393326000</text:p>
          </table:table-cell>
          <table:table-cell office:value-type="float" office:value="393913000" calcext:value-type="float">
            <text:p>393913000</text:p>
          </table:table-cell>
          <table:table-cell office:value-type="float" office:value="393272000" calcext:value-type="float">
            <text:p>393272000</text:p>
          </table:table-cell>
          <table:table-cell office:value-type="float" office:value="394660000" calcext:value-type="float">
            <text:p>394660000</text:p>
          </table:table-cell>
          <table:table-cell office:value-type="float" office:value="393392000" calcext:value-type="float">
            <text:p>393392000</text:p>
          </table:table-cell>
          <table:table-cell office:value-type="float" office:value="393861000" calcext:value-type="float">
            <text:p>393861000</text:p>
          </table:table-cell>
          <table:table-cell office:value-type="float" office:value="393356000" calcext:value-type="float">
            <text:p>393356000</text:p>
          </table:table-cell>
          <table:table-cell office:value-type="float" office:value="394479000" calcext:value-type="float">
            <text:p>394479000</text:p>
          </table:table-cell>
          <table:table-cell office:value-type="float" office:value="393301000" calcext:value-type="float">
            <text:p>393301000</text:p>
          </table:table-cell>
          <table:table-cell office:value-type="float" office:value="393864000" calcext:value-type="float">
            <text:p>393864000</text:p>
          </table:table-cell>
          <table:table-cell office:value-type="float" office:value="393565000" calcext:value-type="float">
            <text:p>393565000</text:p>
          </table:table-cell>
          <table:table-cell office:value-type="float" office:value="394610000" calcext:value-type="float">
            <text:p>394610000</text:p>
          </table:table-cell>
          <table:table-cell office:value-type="float" office:value="393211000" calcext:value-type="float">
            <text:p>393211000</text:p>
          </table:table-cell>
          <table:table-cell office:value-type="float" office:value="393965000" calcext:value-type="float">
            <text:p>393965000</text:p>
          </table:table-cell>
          <table:table-cell office:value-type="float" office:value="393541000" calcext:value-type="float">
            <text:p>393541000</text:p>
          </table:table-cell>
          <table:table-cell office:value-type="float" office:value="393376000" calcext:value-type="float">
            <text:p>393376000</text:p>
          </table:table-cell>
          <table:table-cell office:value-type="float" office:value="394570000" calcext:value-type="float">
            <text:p>394570000</text:p>
          </table:table-cell>
          <table:table-cell office:value-type="float" office:value="393947000" calcext:value-type="float">
            <text:p>393947000</text:p>
          </table:table-cell>
          <table:table-cell office:value-type="float" office:value="393496000" calcext:value-type="float">
            <text:p>393496000</text:p>
          </table:table-cell>
          <table:table-cell office:value-type="float" office:value="393462000" calcext:value-type="float">
            <text:p>393462000</text:p>
          </table:table-cell>
          <table:table-cell office:value-type="float" office:value="394688000" calcext:value-type="float">
            <text:p>394688000</text:p>
          </table:table-cell>
          <table:table-cell office:value-type="float" office:value="393870000" calcext:value-type="float">
            <text:p>393870000</text:p>
          </table:table-cell>
          <table:table-cell office:value-type="float" office:value="393546000" calcext:value-type="float">
            <text:p>393546000</text:p>
          </table:table-cell>
          <table:table-cell office:value-type="float" office:value="393287000" calcext:value-type="float">
            <text:p>393287000</text:p>
          </table:table-cell>
          <table:table-cell office:value-type="float" office:value="394644000" calcext:value-type="float">
            <text:p>394644000</text:p>
          </table:table-cell>
          <table:table-cell office:value-type="float" office:value="393884000" calcext:value-type="float">
            <text:p>393884000</text:p>
          </table:table-cell>
          <table:table-cell office:value-type="float" office:value="393408000" calcext:value-type="float">
            <text:p>393408000</text:p>
          </table:table-cell>
          <table:table-cell office:value-type="float" office:value="393390000" calcext:value-type="float">
            <text:p>393390000</text:p>
          </table:table-cell>
          <table:table-cell office:value-type="float" office:value="394865000" calcext:value-type="float">
            <text:p>394865000</text:p>
          </table:table-cell>
          <table:table-cell office:value-type="float" office:value="393797000" calcext:value-type="float">
            <text:p>393797000</text:p>
          </table:table-cell>
          <table:table-cell office:value-type="float" office:value="393436000" calcext:value-type="float">
            <text:p>393436000</text:p>
          </table:table-cell>
          <table:table-cell office:value-type="float" office:value="393406000" calcext:value-type="float">
            <text:p>393406000</text:p>
          </table:table-cell>
          <table:table-cell office:value-type="float" office:value="394587000" calcext:value-type="float">
            <text:p>394587000</text:p>
          </table:table-cell>
          <table:table-cell office:value-type="float" office:value="393848000" calcext:value-type="float">
            <text:p>393848000</text:p>
          </table:table-cell>
          <table:table-cell office:value-type="float" office:value="393440000" calcext:value-type="float">
            <text:p>393440000</text:p>
          </table:table-cell>
          <table:table-cell office:value-type="float" office:value="393514000" calcext:value-type="float">
            <text:p>393514000</text:p>
          </table:table-cell>
          <table:table-cell office:value-type="float" office:value="394916000" calcext:value-type="float">
            <text:p>394916000</text:p>
          </table:table-cell>
          <table:table-cell office:value-type="float" office:value="393773000" calcext:value-type="float">
            <text:p>393773000</text:p>
          </table:table-cell>
          <table:table-cell office:value-type="float" office:value="393181000" calcext:value-type="float">
            <text:p>393181000</text:p>
          </table:table-cell>
          <table:table-cell office:value-type="float" office:value="394657000" calcext:value-type="float">
            <text:p>394657000</text:p>
          </table:table-cell>
          <table:table-cell office:value-type="float" office:value="393422000" calcext:value-type="float">
            <text:p>393422000</text:p>
          </table:table-cell>
          <table:table-cell office:value-type="float" office:value="393654000" calcext:value-type="float">
            <text:p>393654000</text:p>
          </table:table-cell>
          <table:table-cell office:value-type="float" office:value="393206000" calcext:value-type="float">
            <text:p>393206000</text:p>
          </table:table-cell>
          <table:table-cell office:value-type="float" office:value="394681000" calcext:value-type="float">
            <text:p>394681000</text:p>
          </table:table-cell>
          <table:table-cell office:value-type="float" office:value="393517000" calcext:value-type="float">
            <text:p>393517000</text:p>
          </table:table-cell>
          <table:table-cell office:value-type="float" office:value="393368000" calcext:value-type="float">
            <text:p>393368000</text:p>
          </table:table-cell>
          <table:table-cell office:value-type="float" office:value="394664000" calcext:value-type="float">
            <text:p>394664000</text:p>
          </table:table-cell>
          <table:table-cell office:value-type="float" office:value="393865000" calcext:value-type="float">
            <text:p>393865000</text:p>
          </table:table-cell>
          <table:table-cell office:value-type="float" office:value="393504000" calcext:value-type="float">
            <text:p>393504000</text:p>
          </table:table-cell>
          <table:table-cell office:value-type="float" office:value="394731000" calcext:value-type="float">
            <text:p>394731000</text:p>
          </table:table-cell>
          <table:table-cell office:value-type="float" office:value="393488000" calcext:value-type="float">
            <text:p>393488000</text:p>
          </table:table-cell>
          <table:table-cell office:value-type="float" office:value="393870000" calcext:value-type="float">
            <text:p>393870000</text:p>
          </table:table-cell>
          <table:table-cell office:value-type="float" office:value="393441000" calcext:value-type="float">
            <text:p>393441000</text:p>
          </table:table-cell>
          <table:table-cell office:value-type="float" office:value="394714000" calcext:value-type="float">
            <text:p>394714000</text:p>
          </table:table-cell>
          <table:table-cell office:value-type="float" office:value="393299000" calcext:value-type="float">
            <text:p>393299000</text:p>
          </table:table-cell>
          <table:table-cell office:value-type="float" office:value="393793000" calcext:value-type="float">
            <text:p>393793000</text:p>
          </table:table-cell>
          <table:table-cell office:value-type="float" office:value="393513000" calcext:value-type="float">
            <text:p>393513000</text:p>
          </table:table-cell>
          <table:table-cell office:value-type="float" office:value="393308000" calcext:value-type="float">
            <text:p>393308000</text:p>
          </table:table-cell>
          <table:table-cell office:value-type="float" office:value="394620000" calcext:value-type="float">
            <text:p>394620000</text:p>
          </table:table-cell>
          <table:table-cell office:value-type="float" office:value="393707000" calcext:value-type="float">
            <text:p>393707000</text:p>
          </table:table-cell>
          <table:table-cell office:value-type="float" office:value="393355000" calcext:value-type="float">
            <text:p>393355000</text:p>
          </table:table-cell>
          <table:table-cell office:value-type="float" office:value="394607000" calcext:value-type="float">
            <text:p>394607000</text:p>
          </table:table-cell>
          <table:table-cell office:value-type="float" office:value="393390000" calcext:value-type="float">
            <text:p>393390000</text:p>
          </table:table-cell>
          <table:table-cell office:value-type="float" office:value="393848000" calcext:value-type="float">
            <text:p>393848000</text:p>
          </table:table-cell>
          <table:table-cell office:value-type="float" office:value="393391000" calcext:value-type="float">
            <text:p>393391000</text:p>
          </table:table-cell>
          <table:table-cell office:value-type="float" office:value="394700000" calcext:value-type="float">
            <text:p>394700000</text:p>
          </table:table-cell>
          <table:table-cell office:value-type="float" office:value="393321000" calcext:value-type="float">
            <text:p>393321000</text:p>
          </table:table-cell>
          <table:table-cell office:value-type="float" office:value="393758000" calcext:value-type="float">
            <text:p>393758000</text:p>
          </table:table-cell>
          <table:table-cell office:value-type="float" office:value="394629000" calcext:value-type="float">
            <text:p>394629000</text:p>
          </table:table-cell>
          <table:table-cell office:value-type="float" office:value="393465000" calcext:value-type="float">
            <text:p>393465000</text:p>
          </table:table-cell>
          <table:table-cell office:value-type="float" office:value="393630000" calcext:value-type="float">
            <text:p>393630000</text:p>
          </table:table-cell>
          <table:table-cell office:value-type="float" office:value="393901000" calcext:value-type="float">
            <text:p>393901000</text:p>
          </table:table-cell>
          <table:table-cell office:value-type="float" office:value="393224000" calcext:value-type="float">
            <text:p>393224000</text:p>
          </table:table-cell>
          <table:table-cell office:value-type="float" office:value="394699000" calcext:value-type="float">
            <text:p>394699000</text:p>
          </table:table-cell>
          <table:table-cell office:value-type="float" office:value="393422000" calcext:value-type="float">
            <text:p>393422000</text:p>
          </table:table-cell>
          <table:table-cell office:value-type="float" office:value="393847000" calcext:value-type="float">
            <text:p>393847000</text:p>
          </table:table-cell>
          <table:table-cell office:value-type="float" office:value="393422000" calcext:value-type="float">
            <text:p>393422000</text:p>
          </table:table-cell>
          <table:table-cell office:value-type="float" office:value="393787000" calcext:value-type="float">
            <text:p>393787000</text:p>
          </table:table-cell>
          <table:table-cell office:value-type="float" office:value="393249000" calcext:value-type="float">
            <text:p>39324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8000" calcext:value-type="float">
            <text:p>395368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8000" calcext:value-type="float">
            <text:p>395368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5000" calcext:value-type="float">
            <text:p>395365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8000" calcext:value-type="float">
            <text:p>395368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7000" calcext:value-type="float">
            <text:p>39536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5000" calcext:value-type="float">
            <text:p>395365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5000" calcext:value-type="float">
            <text:p>395365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6000" calcext:value-type="float">
            <text:p>395366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8000" calcext:value-type="float">
            <text:p>395368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6000" calcext:value-type="float">
            <text:p>395366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4000" calcext:value-type="float">
            <text:p>39536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8000" calcext:value-type="float">
            <text:p>395368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table:number-columns-repeated="2"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6630000" calcext:value-type="float">
            <text:p>396630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office:value-type="float" office:value="395424000" calcext:value-type="float">
            <text:p>395424000</text:p>
          </table:table-cell>
          <table:table-cell office:value-type="float" office:value="395369000" calcext:value-type="float">
            <text:p>395369000</text:p>
          </table:table-cell>
          <table:table-cell office:value-type="float" office:value="398347000" calcext:value-type="float">
            <text:p>398347000</text:p>
          </table:table-cell>
          <table:table-cell table:number-columns-repeated="5" office:value-type="float" office:value="395369000" calcext:value-type="float">
            <text:p>395369000</text:p>
          </table:table-cell>
          <table:table-cell office:value-type="float" office:value="399184000" calcext:value-type="float">
            <text:p>399184000</text:p>
          </table:table-cell>
          <table:table-cell table:number-columns-repeated="21" office:value-type="float" office:value="399188000" calcext:value-type="float">
            <text:p>399188000</text:p>
          </table:table-cell>
          <table:table-cell/>
          <table:table-cell table:formula="of:=MAX([.A7:.ME7])" office:value-type="float" office:value="399188000" calcext:value-type="float">
            <text:p>399188000</text:p>
          </table:table-cell>
          <table:table-cell table:number-columns-repeated="3"/>
        </table:table-row>
        <table:table-row table:style-name="ro1">
          <table:table-cell office:value-type="float" office:value="393878000" calcext:value-type="float">
            <text:p>393878000</text:p>
          </table:table-cell>
          <table:table-cell office:value-type="float" office:value="393594000" calcext:value-type="float">
            <text:p>393594000</text:p>
          </table:table-cell>
          <table:table-cell office:value-type="float" office:value="393937000" calcext:value-type="float">
            <text:p>393937000</text:p>
          </table:table-cell>
          <table:table-cell office:value-type="float" office:value="394930000" calcext:value-type="float">
            <text:p>394930000</text:p>
          </table:table-cell>
          <table:table-cell office:value-type="float" office:value="393899000" calcext:value-type="float">
            <text:p>393899000</text:p>
          </table:table-cell>
          <table:table-cell office:value-type="float" office:value="393587000" calcext:value-type="float">
            <text:p>393587000</text:p>
          </table:table-cell>
          <table:table-cell office:value-type="float" office:value="393956000" calcext:value-type="float">
            <text:p>393956000</text:p>
          </table:table-cell>
          <table:table-cell office:value-type="float" office:value="395012000" calcext:value-type="float">
            <text:p>395012000</text:p>
          </table:table-cell>
          <table:table-cell office:value-type="float" office:value="393975000" calcext:value-type="float">
            <text:p>393975000</text:p>
          </table:table-cell>
          <table:table-cell office:value-type="float" office:value="393552000" calcext:value-type="float">
            <text:p>393552000</text:p>
          </table:table-cell>
          <table:table-cell office:value-type="float" office:value="395100000" calcext:value-type="float">
            <text:p>395100000</text:p>
          </table:table-cell>
          <table:table-cell office:value-type="float" office:value="394173000" calcext:value-type="float">
            <text:p>394173000</text:p>
          </table:table-cell>
          <table:table-cell office:value-type="float" office:value="393963000" calcext:value-type="float">
            <text:p>393963000</text:p>
          </table:table-cell>
          <table:table-cell office:value-type="float" office:value="393535000" calcext:value-type="float">
            <text:p>393535000</text:p>
          </table:table-cell>
          <table:table-cell office:value-type="float" office:value="395179000" calcext:value-type="float">
            <text:p>395179000</text:p>
          </table:table-cell>
          <table:table-cell office:value-type="float" office:value="393850000" calcext:value-type="float">
            <text:p>393850000</text:p>
          </table:table-cell>
          <table:table-cell office:value-type="float" office:value="393990000" calcext:value-type="float">
            <text:p>393990000</text:p>
          </table:table-cell>
          <table:table-cell office:value-type="float" office:value="393523000" calcext:value-type="float">
            <text:p>393523000</text:p>
          </table:table-cell>
          <table:table-cell office:value-type="float" office:value="395001000" calcext:value-type="float">
            <text:p>395001000</text:p>
          </table:table-cell>
          <table:table-cell office:value-type="float" office:value="393939000" calcext:value-type="float">
            <text:p>393939000</text:p>
          </table:table-cell>
          <table:table-cell office:value-type="float" office:value="393730000" calcext:value-type="float">
            <text:p>393730000</text:p>
          </table:table-cell>
          <table:table-cell office:value-type="float" office:value="393420000" calcext:value-type="float">
            <text:p>393420000</text:p>
          </table:table-cell>
          <table:table-cell office:value-type="float" office:value="395167000" calcext:value-type="float">
            <text:p>395167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4058000" calcext:value-type="float">
            <text:p>394058000</text:p>
          </table:table-cell>
          <table:table-cell office:value-type="float" office:value="393604000" calcext:value-type="float">
            <text:p>393604000</text:p>
          </table:table-cell>
          <table:table-cell office:value-type="float" office:value="394961000" calcext:value-type="float">
            <text:p>394961000</text:p>
          </table:table-cell>
          <table:table-cell office:value-type="float" office:value="393899000" calcext:value-type="float">
            <text:p>393899000</text:p>
          </table:table-cell>
          <table:table-cell office:value-type="float" office:value="394041000" calcext:value-type="float">
            <text:p>394041000</text:p>
          </table:table-cell>
          <table:table-cell office:value-type="float" office:value="393472000" calcext:value-type="float">
            <text:p>393472000</text:p>
          </table:table-cell>
          <table:table-cell office:value-type="float" office:value="395047000" calcext:value-type="float">
            <text:p>395047000</text:p>
          </table:table-cell>
          <table:table-cell office:value-type="float" office:value="393898000" calcext:value-type="float">
            <text:p>393898000</text:p>
          </table:table-cell>
          <table:table-cell office:value-type="float" office:value="394177000" calcext:value-type="float">
            <text:p>394177000</text:p>
          </table:table-cell>
          <table:table-cell office:value-type="float" office:value="393494000" calcext:value-type="float">
            <text:p>393494000</text:p>
          </table:table-cell>
          <table:table-cell office:value-type="float" office:value="395062000" calcext:value-type="float">
            <text:p>395062000</text:p>
          </table:table-cell>
          <table:table-cell office:value-type="float" office:value="394131000" calcext:value-type="float">
            <text:p>394131000</text:p>
          </table:table-cell>
          <table:table-cell office:value-type="float" office:value="394011000" calcext:value-type="float">
            <text:p>394011000</text:p>
          </table:table-cell>
          <table:table-cell office:value-type="float" office:value="393545000" calcext:value-type="float">
            <text:p>393545000</text:p>
          </table:table-cell>
          <table:table-cell office:value-type="float" office:value="394964000" calcext:value-type="float">
            <text:p>394964000</text:p>
          </table:table-cell>
          <table:table-cell office:value-type="float" office:value="394098000" calcext:value-type="float">
            <text:p>394098000</text:p>
          </table:table-cell>
          <table:table-cell office:value-type="float" office:value="393998000" calcext:value-type="float">
            <text:p>393998000</text:p>
          </table:table-cell>
          <table:table-cell office:value-type="float" office:value="393505000" calcext:value-type="float">
            <text:p>393505000</text:p>
          </table:table-cell>
          <table:table-cell office:value-type="float" office:value="394879000" calcext:value-type="float">
            <text:p>394879000</text:p>
          </table:table-cell>
          <table:table-cell office:value-type="float" office:value="394085000" calcext:value-type="float">
            <text:p>394085000</text:p>
          </table:table-cell>
          <table:table-cell office:value-type="float" office:value="393964000" calcext:value-type="float">
            <text:p>393964000</text:p>
          </table:table-cell>
          <table:table-cell office:value-type="float" office:value="393601000" calcext:value-type="float">
            <text:p>393601000</text:p>
          </table:table-cell>
          <table:table-cell office:value-type="float" office:value="395030000" calcext:value-type="float">
            <text:p>395030000</text:p>
          </table:table-cell>
          <table:table-cell office:value-type="float" office:value="393891000" calcext:value-type="float">
            <text:p>393891000</text:p>
          </table:table-cell>
          <table:table-cell office:value-type="float" office:value="394137000" calcext:value-type="float">
            <text:p>394137000</text:p>
          </table:table-cell>
          <table:table-cell office:value-type="float" office:value="393748000" calcext:value-type="float">
            <text:p>393748000</text:p>
          </table:table-cell>
          <table:table-cell office:value-type="float" office:value="394863000" calcext:value-type="float">
            <text:p>394863000</text:p>
          </table:table-cell>
          <table:table-cell office:value-type="float" office:value="394106000" calcext:value-type="float">
            <text:p>394106000</text:p>
          </table:table-cell>
          <table:table-cell office:value-type="float" office:value="394105000" calcext:value-type="float">
            <text:p>394105000</text:p>
          </table:table-cell>
          <table:table-cell office:value-type="float" office:value="393645000" calcext:value-type="float">
            <text:p>393645000</text:p>
          </table:table-cell>
          <table:table-cell office:value-type="float" office:value="394870000" calcext:value-type="float">
            <text:p>394870000</text:p>
          </table:table-cell>
          <table:table-cell office:value-type="float" office:value="393857000" calcext:value-type="float">
            <text:p>393857000</text:p>
          </table:table-cell>
          <table:table-cell office:value-type="float" office:value="394060000" calcext:value-type="float">
            <text:p>394060000</text:p>
          </table:table-cell>
          <table:table-cell office:value-type="float" office:value="393452000" calcext:value-type="float">
            <text:p>393452000</text:p>
          </table:table-cell>
          <table:table-cell office:value-type="float" office:value="395001000" calcext:value-type="float">
            <text:p>395001000</text:p>
          </table:table-cell>
          <table:table-cell office:value-type="float" office:value="394102000" calcext:value-type="float">
            <text:p>394102000</text:p>
          </table:table-cell>
          <table:table-cell office:value-type="float" office:value="393953000" calcext:value-type="float">
            <text:p>393953000</text:p>
          </table:table-cell>
          <table:table-cell office:value-type="float" office:value="393704000" calcext:value-type="float">
            <text:p>393704000</text:p>
          </table:table-cell>
          <table:table-cell office:value-type="float" office:value="395120000" calcext:value-type="float">
            <text:p>395120000</text:p>
          </table:table-cell>
          <table:table-cell office:value-type="float" office:value="393965000" calcext:value-type="float">
            <text:p>393965000</text:p>
          </table:table-cell>
          <table:table-cell office:value-type="float" office:value="394001000" calcext:value-type="float">
            <text:p>394001000</text:p>
          </table:table-cell>
          <table:table-cell office:value-type="float" office:value="393745000" calcext:value-type="float">
            <text:p>393745000</text:p>
          </table:table-cell>
          <table:table-cell office:value-type="float" office:value="393866000" calcext:value-type="float">
            <text:p>393866000</text:p>
          </table:table-cell>
          <table:table-cell office:value-type="float" office:value="395141000" calcext:value-type="float">
            <text:p>395141000</text:p>
          </table:table-cell>
          <table:table-cell office:value-type="float" office:value="393981000" calcext:value-type="float">
            <text:p>393981000</text:p>
          </table:table-cell>
          <table:table-cell office:value-type="float" office:value="393552000" calcext:value-type="float">
            <text:p>393552000</text:p>
          </table:table-cell>
          <table:table-cell office:value-type="float" office:value="394082000" calcext:value-type="float">
            <text:p>394082000</text:p>
          </table:table-cell>
          <table:table-cell office:value-type="float" office:value="393977000" calcext:value-type="float">
            <text:p>393977000</text:p>
          </table:table-cell>
          <table:table-cell office:value-type="float" office:value="394873000" calcext:value-type="float">
            <text:p>394873000</text:p>
          </table:table-cell>
          <table:table-cell office:value-type="float" office:value="393465000" calcext:value-type="float">
            <text:p>393465000</text:p>
          </table:table-cell>
          <table:table-cell office:value-type="float" office:value="394115000" calcext:value-type="float">
            <text:p>394115000</text:p>
          </table:table-cell>
          <table:table-cell office:value-type="float" office:value="394184000" calcext:value-type="float">
            <text:p>394184000</text:p>
          </table:table-cell>
          <table:table-cell office:value-type="float" office:value="395035000" calcext:value-type="float">
            <text:p>395035000</text:p>
          </table:table-cell>
          <table:table-cell office:value-type="float" office:value="393570000" calcext:value-type="float">
            <text:p>393570000</text:p>
          </table:table-cell>
          <table:table-cell office:value-type="float" office:value="393896000" calcext:value-type="float">
            <text:p>393896000</text:p>
          </table:table-cell>
          <table:table-cell office:value-type="float" office:value="395124000" calcext:value-type="float">
            <text:p>395124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26000" calcext:value-type="float">
            <text:p>394326000</text:p>
          </table:table-cell>
          <table:table-cell office:value-type="float" office:value="396816000" calcext:value-type="float">
            <text:p>396816000</text:p>
          </table:table-cell>
          <table:table-cell office:value-type="float" office:value="395724000" calcext:value-type="float">
            <text:p>395724000</text:p>
          </table:table-cell>
          <table:table-cell table:number-columns-repeated="2"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89000" calcext:value-type="float">
            <text:p>394389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82000" calcext:value-type="float">
            <text:p>394382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78000" calcext:value-type="float">
            <text:p>394378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77000" calcext:value-type="float">
            <text:p>394377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80000" calcext:value-type="float">
            <text:p>394380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88000" calcext:value-type="float">
            <text:p>394388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76000" calcext:value-type="float">
            <text:p>394376000</text:p>
          </table:table-cell>
          <table:table-cell office:value-type="float" office:value="396823000" calcext:value-type="float">
            <text:p>396823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74000" calcext:value-type="float">
            <text:p>394374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363000" calcext:value-type="float">
            <text:p>394363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61000" calcext:value-type="float">
            <text:p>394361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373000" calcext:value-type="float">
            <text:p>394373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370000" calcext:value-type="float">
            <text:p>394370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64000" calcext:value-type="float">
            <text:p>394364000</text:p>
          </table:table-cell>
          <table:table-cell office:value-type="float" office:value="396824000" calcext:value-type="float">
            <text:p>3968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69000" calcext:value-type="float">
            <text:p>394369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391000" calcext:value-type="float">
            <text:p>394391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4000" calcext:value-type="float">
            <text:p>396824000</text:p>
          </table:table-cell>
          <table:table-cell office:value-type="float" office:value="394374000" calcext:value-type="float">
            <text:p>394374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394000" calcext:value-type="float">
            <text:p>394394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393000" calcext:value-type="float">
            <text:p>394393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380000" calcext:value-type="float">
            <text:p>394380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364000" calcext:value-type="float">
            <text:p>39436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9000" calcext:value-type="float">
            <text:p>396829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4000" calcext:value-type="float">
            <text:p>396824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4000" calcext:value-type="float">
            <text:p>396824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5724000" calcext:value-type="float">
            <text:p>395724000</text:p>
          </table:table-cell>
          <table:table-cell office:value-type="float" office:value="396827000" calcext:value-type="float">
            <text:p>396827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8880000" calcext:value-type="float">
            <text:p>398880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6829000" calcext:value-type="float">
            <text:p>396829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655000" calcext:value-type="float">
            <text:p>394655000</text:p>
          </table:table-cell>
          <table:table-cell office:value-type="float" office:value="399818000" calcext:value-type="float">
            <text:p>399818000</text:p>
          </table:table-cell>
          <table:table-cell table:number-columns-repeated="21" office:value-type="float" office:value="399821000" calcext:value-type="float">
            <text:p>399821000</text:p>
          </table:table-cell>
          <table:table-cell table:number-columns-repeated="2"/>
          <table:table-cell table:formula="of:=MAX([.A8:.ME8])" office:value-type="float" office:value="399821000" calcext:value-type="float">
            <text:p>399821000</text:p>
          </table:table-cell>
          <table:table-cell table:number-columns-repeated="3"/>
        </table:table-row>
        <table:table-row table:style-name="ro1">
          <table:table-cell office:value-type="float" office:value="393833000" calcext:value-type="float">
            <text:p>393833000</text:p>
          </table:table-cell>
          <table:table-cell office:value-type="float" office:value="394098000" calcext:value-type="float">
            <text:p>394098000</text:p>
          </table:table-cell>
          <table:table-cell office:value-type="float" office:value="394185000" calcext:value-type="float">
            <text:p>394185000</text:p>
          </table:table-cell>
          <table:table-cell office:value-type="float" office:value="394684000" calcext:value-type="float">
            <text:p>394684000</text:p>
          </table:table-cell>
          <table:table-cell office:value-type="float" office:value="393949000" calcext:value-type="float">
            <text:p>393949000</text:p>
          </table:table-cell>
          <table:table-cell office:value-type="float" office:value="394204000" calcext:value-type="float">
            <text:p>394204000</text:p>
          </table:table-cell>
          <table:table-cell office:value-type="float" office:value="394178000" calcext:value-type="float">
            <text:p>394178000</text:p>
          </table:table-cell>
          <table:table-cell office:value-type="float" office:value="394239000" calcext:value-type="float">
            <text:p>394239000</text:p>
          </table:table-cell>
          <table:table-cell office:value-type="float" office:value="394248000" calcext:value-type="float">
            <text:p>394248000</text:p>
          </table:table-cell>
          <table:table-cell office:value-type="float" office:value="394202000" calcext:value-type="float">
            <text:p>394202000</text:p>
          </table:table-cell>
          <table:table-cell office:value-type="float" office:value="393999000" calcext:value-type="float">
            <text:p>393999000</text:p>
          </table:table-cell>
          <table:table-cell office:value-type="float" office:value="394276000" calcext:value-type="float">
            <text:p>394276000</text:p>
          </table:table-cell>
          <table:table-cell office:value-type="float" office:value="394125000" calcext:value-type="float">
            <text:p>394125000</text:p>
          </table:table-cell>
          <table:table-cell office:value-type="float" office:value="394111000" calcext:value-type="float">
            <text:p>394111000</text:p>
          </table:table-cell>
          <table:table-cell office:value-type="float" office:value="394021000" calcext:value-type="float">
            <text:p>394021000</text:p>
          </table:table-cell>
          <table:table-cell office:value-type="float" office:value="394380000" calcext:value-type="float">
            <text:p>394380000</text:p>
          </table:table-cell>
          <table:table-cell office:value-type="float" office:value="394028000" calcext:value-type="float">
            <text:p>394028000</text:p>
          </table:table-cell>
          <table:table-cell office:value-type="float" office:value="394185000" calcext:value-type="float">
            <text:p>394185000</text:p>
          </table:table-cell>
          <table:table-cell office:value-type="float" office:value="394176000" calcext:value-type="float">
            <text:p>394176000</text:p>
          </table:table-cell>
          <table:table-cell office:value-type="float" office:value="394055000" calcext:value-type="float">
            <text:p>394055000</text:p>
          </table:table-cell>
          <table:table-cell office:value-type="float" office:value="394111000" calcext:value-type="float">
            <text:p>394111000</text:p>
          </table:table-cell>
          <table:table-cell office:value-type="float" office:value="394195000" calcext:value-type="float">
            <text:p>394195000</text:p>
          </table:table-cell>
          <table:table-cell office:value-type="float" office:value="394073000" calcext:value-type="float">
            <text:p>394073000</text:p>
          </table:table-cell>
          <table:table-cell office:value-type="float" office:value="394392000" calcext:value-type="float">
            <text:p>394392000</text:p>
          </table:table-cell>
          <table:table-cell office:value-type="float" office:value="394106000" calcext:value-type="float">
            <text:p>394106000</text:p>
          </table:table-cell>
          <table:table-cell office:value-type="float" office:value="394156000" calcext:value-type="float">
            <text:p>394156000</text:p>
          </table:table-cell>
          <table:table-cell office:value-type="float" office:value="394052000" calcext:value-type="float">
            <text:p>394052000</text:p>
          </table:table-cell>
          <table:table-cell office:value-type="float" office:value="394636000" calcext:value-type="float">
            <text:p>394636000</text:p>
          </table:table-cell>
          <table:table-cell office:value-type="float" office:value="394216000" calcext:value-type="float">
            <text:p>394216000</text:p>
          </table:table-cell>
          <table:table-cell office:value-type="float" office:value="394099000" calcext:value-type="float">
            <text:p>394099000</text:p>
          </table:table-cell>
          <table:table-cell office:value-type="float" office:value="393895000" calcext:value-type="float">
            <text:p>393895000</text:p>
          </table:table-cell>
          <table:table-cell office:value-type="float" office:value="394442000" calcext:value-type="float">
            <text:p>394442000</text:p>
          </table:table-cell>
          <table:table-cell office:value-type="float" office:value="394202000" calcext:value-type="float">
            <text:p>394202000</text:p>
          </table:table-cell>
          <table:table-cell office:value-type="float" office:value="394155000" calcext:value-type="float">
            <text:p>394155000</text:p>
          </table:table-cell>
          <table:table-cell office:value-type="float" office:value="394024000" calcext:value-type="float">
            <text:p>394024000</text:p>
          </table:table-cell>
          <table:table-cell office:value-type="float" office:value="394315000" calcext:value-type="float">
            <text:p>394315000</text:p>
          </table:table-cell>
          <table:table-cell office:value-type="float" office:value="394383000" calcext:value-type="float">
            <text:p>394383000</text:p>
          </table:table-cell>
          <table:table-cell office:value-type="float" office:value="394022000" calcext:value-type="float">
            <text:p>394022000</text:p>
          </table:table-cell>
          <table:table-cell office:value-type="float" office:value="394089000" calcext:value-type="float">
            <text:p>394089000</text:p>
          </table:table-cell>
          <table:table-cell office:value-type="float" office:value="394448000" calcext:value-type="float">
            <text:p>394448000</text:p>
          </table:table-cell>
          <table:table-cell office:value-type="float" office:value="394177000" calcext:value-type="float">
            <text:p>394177000</text:p>
          </table:table-cell>
          <table:table-cell office:value-type="float" office:value="394147000" calcext:value-type="float">
            <text:p>394147000</text:p>
          </table:table-cell>
          <table:table-cell office:value-type="float" office:value="394205000" calcext:value-type="float">
            <text:p>394205000</text:p>
          </table:table-cell>
          <table:table-cell office:value-type="float" office:value="393964000" calcext:value-type="float">
            <text:p>393964000</text:p>
          </table:table-cell>
          <table:table-cell office:value-type="float" office:value="394098000" calcext:value-type="float">
            <text:p>394098000</text:p>
          </table:table-cell>
          <table:table-cell office:value-type="float" office:value="394135000" calcext:value-type="float">
            <text:p>394135000</text:p>
          </table:table-cell>
          <table:table-cell office:value-type="float" office:value="394590000" calcext:value-type="float">
            <text:p>394590000</text:p>
          </table:table-cell>
          <table:table-cell office:value-type="float" office:value="393970000" calcext:value-type="float">
            <text:p>393970000</text:p>
          </table:table-cell>
          <table:table-cell office:value-type="float" office:value="394307000" calcext:value-type="float">
            <text:p>394307000</text:p>
          </table:table-cell>
          <table:table-cell office:value-type="float" office:value="394100000" calcext:value-type="float">
            <text:p>394100000</text:p>
          </table:table-cell>
          <table:table-cell office:value-type="float" office:value="394399000" calcext:value-type="float">
            <text:p>394399000</text:p>
          </table:table-cell>
          <table:table-cell office:value-type="float" office:value="394067000" calcext:value-type="float">
            <text:p>394067000</text:p>
          </table:table-cell>
          <table:table-cell office:value-type="float" office:value="394209000" calcext:value-type="float">
            <text:p>394209000</text:p>
          </table:table-cell>
          <table:table-cell office:value-type="float" office:value="394058000" calcext:value-type="float">
            <text:p>394058000</text:p>
          </table:table-cell>
          <table:table-cell office:value-type="float" office:value="394388000" calcext:value-type="float">
            <text:p>394388000</text:p>
          </table:table-cell>
          <table:table-cell office:value-type="float" office:value="394003000" calcext:value-type="float">
            <text:p>394003000</text:p>
          </table:table-cell>
          <table:table-cell office:value-type="float" office:value="394233000" calcext:value-type="float">
            <text:p>394233000</text:p>
          </table:table-cell>
          <table:table-cell office:value-type="float" office:value="394149000" calcext:value-type="float">
            <text:p>394149000</text:p>
          </table:table-cell>
          <table:table-cell office:value-type="float" office:value="394293000" calcext:value-type="float">
            <text:p>394293000</text:p>
          </table:table-cell>
          <table:table-cell office:value-type="float" office:value="394207000" calcext:value-type="float">
            <text:p>394207000</text:p>
          </table:table-cell>
          <table:table-cell office:value-type="float" office:value="394188000" calcext:value-type="float">
            <text:p>394188000</text:p>
          </table:table-cell>
          <table:table-cell office:value-type="float" office:value="394008000" calcext:value-type="float">
            <text:p>394008000</text:p>
          </table:table-cell>
          <table:table-cell office:value-type="float" office:value="394592000" calcext:value-type="float">
            <text:p>394592000</text:p>
          </table:table-cell>
          <table:table-cell office:value-type="float" office:value="393976000" calcext:value-type="float">
            <text:p>393976000</text:p>
          </table:table-cell>
          <table:table-cell office:value-type="float" office:value="394095000" calcext:value-type="float">
            <text:p>394095000</text:p>
          </table:table-cell>
          <table:table-cell office:value-type="float" office:value="394103000" calcext:value-type="float">
            <text:p>394103000</text:p>
          </table:table-cell>
          <table:table-cell office:value-type="float" office:value="394385000" calcext:value-type="float">
            <text:p>394385000</text:p>
          </table:table-cell>
          <table:table-cell office:value-type="float" office:value="393930000" calcext:value-type="float">
            <text:p>393930000</text:p>
          </table:table-cell>
          <table:table-cell office:value-type="float" office:value="394099000" calcext:value-type="float">
            <text:p>394099000</text:p>
          </table:table-cell>
          <table:table-cell office:value-type="float" office:value="394101000" calcext:value-type="float">
            <text:p>394101000</text:p>
          </table:table-cell>
          <table:table-cell office:value-type="float" office:value="394334000" calcext:value-type="float">
            <text:p>394334000</text:p>
          </table:table-cell>
          <table:table-cell office:value-type="float" office:value="394272000" calcext:value-type="float">
            <text:p>394272000</text:p>
          </table:table-cell>
          <table:table-cell office:value-type="float" office:value="394219000" calcext:value-type="float">
            <text:p>394219000</text:p>
          </table:table-cell>
          <table:table-cell office:value-type="float" office:value="394035000" calcext:value-type="float">
            <text:p>394035000</text:p>
          </table:table-cell>
          <table:table-cell office:value-type="float" office:value="394418000" calcext:value-type="float">
            <text:p>394418000</text:p>
          </table:table-cell>
          <table:table-cell office:value-type="float" office:value="393939000" calcext:value-type="float">
            <text:p>393939000</text:p>
          </table:table-cell>
          <table:table-cell office:value-type="float" office:value="394330000" calcext:value-type="float">
            <text:p>394330000</text:p>
          </table:table-cell>
          <table:table-cell office:value-type="float" office:value="394190000" calcext:value-type="float">
            <text:p>394190000</text:p>
          </table:table-cell>
          <table:table-cell office:value-type="float" office:value="394474000" calcext:value-type="float">
            <text:p>394474000</text:p>
          </table:table-cell>
          <table:table-cell office:value-type="float" office:value="393924000" calcext:value-type="float">
            <text:p>39392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7000" calcext:value-type="float">
            <text:p>395647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7000" calcext:value-type="float">
            <text:p>395647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7000" calcext:value-type="float">
            <text:p>395647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8000" calcext:value-type="float">
            <text:p>395648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1000" calcext:value-type="float">
            <text:p>395651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7000" calcext:value-type="float">
            <text:p>395647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6000" calcext:value-type="float">
            <text:p>395646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51000" calcext:value-type="float">
            <text:p>395651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48000" calcext:value-type="float">
            <text:p>395648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8369000" calcext:value-type="float">
            <text:p>398369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5775000" calcext:value-type="float">
            <text:p>395775000</text:p>
          </table:table-cell>
          <table:table-cell office:value-type="float" office:value="396415000" calcext:value-type="float">
            <text:p>396415000</text:p>
          </table:table-cell>
          <table:table-cell office:value-type="float" office:value="399151000" calcext:value-type="float">
            <text:p>399151000</text:p>
          </table:table-cell>
          <table:table-cell table:number-columns-repeated="20" office:value-type="float" office:value="399152000" calcext:value-type="float">
            <text:p>399152000</text:p>
          </table:table-cell>
          <table:table-cell office:value-type="float" office:value="399153000" calcext:value-type="float">
            <text:p>399153000</text:p>
          </table:table-cell>
          <table:table-cell table:number-columns-repeated="2"/>
          <table:table-cell table:formula="of:=MAX([.A9:.ME9])" office:value-type="float" office:value="399153000" calcext:value-type="float">
            <text:p>399153000</text:p>
          </table:table-cell>
          <table:table-cell table:number-columns-repeated="3"/>
        </table:table-row>
        <table:table-row table:style-name="ro1">
          <table:table-cell office:value-type="float" office:value="392710000" calcext:value-type="float">
            <text:p>392710000</text:p>
          </table:table-cell>
          <table:table-cell office:value-type="float" office:value="393377000" calcext:value-type="float">
            <text:p>393377000</text:p>
          </table:table-cell>
          <table:table-cell office:value-type="float" office:value="395385000" calcext:value-type="float">
            <text:p>395385000</text:p>
          </table:table-cell>
          <table:table-cell office:value-type="float" office:value="393411000" calcext:value-type="float">
            <text:p>393411000</text:p>
          </table:table-cell>
          <table:table-cell office:value-type="float" office:value="392879000" calcext:value-type="float">
            <text:p>392879000</text:p>
          </table:table-cell>
          <table:table-cell office:value-type="float" office:value="393607000" calcext:value-type="float">
            <text:p>393607000</text:p>
          </table:table-cell>
          <table:table-cell office:value-type="float" office:value="393114000" calcext:value-type="float">
            <text:p>393114000</text:p>
          </table:table-cell>
          <table:table-cell office:value-type="float" office:value="395327000" calcext:value-type="float">
            <text:p>395327000</text:p>
          </table:table-cell>
          <table:table-cell office:value-type="float" office:value="392652000" calcext:value-type="float">
            <text:p>392652000</text:p>
          </table:table-cell>
          <table:table-cell office:value-type="float" office:value="393250000" calcext:value-type="float">
            <text:p>393250000</text:p>
          </table:table-cell>
          <table:table-cell office:value-type="float" office:value="392964000" calcext:value-type="float">
            <text:p>392964000</text:p>
          </table:table-cell>
          <table:table-cell office:value-type="float" office:value="395373000" calcext:value-type="float">
            <text:p>395373000</text:p>
          </table:table-cell>
          <table:table-cell office:value-type="float" office:value="392852000" calcext:value-type="float">
            <text:p>392852000</text:p>
          </table:table-cell>
          <table:table-cell office:value-type="float" office:value="393645000" calcext:value-type="float">
            <text:p>393645000</text:p>
          </table:table-cell>
          <table:table-cell office:value-type="float" office:value="393293000" calcext:value-type="float">
            <text:p>393293000</text:p>
          </table:table-cell>
          <table:table-cell office:value-type="float" office:value="395181000" calcext:value-type="float">
            <text:p>395181000</text:p>
          </table:table-cell>
          <table:table-cell office:value-type="float" office:value="392819000" calcext:value-type="float">
            <text:p>392819000</text:p>
          </table:table-cell>
          <table:table-cell office:value-type="float" office:value="393465000" calcext:value-type="float">
            <text:p>393465000</text:p>
          </table:table-cell>
          <table:table-cell office:value-type="float" office:value="393249000" calcext:value-type="float">
            <text:p>393249000</text:p>
          </table:table-cell>
          <table:table-cell office:value-type="float" office:value="395120000" calcext:value-type="float">
            <text:p>395120000</text:p>
          </table:table-cell>
          <table:table-cell office:value-type="float" office:value="392764000" calcext:value-type="float">
            <text:p>392764000</text:p>
          </table:table-cell>
          <table:table-cell office:value-type="float" office:value="393415000" calcext:value-type="float">
            <text:p>393415000</text:p>
          </table:table-cell>
          <table:table-cell office:value-type="float" office:value="393514000" calcext:value-type="float">
            <text:p>393514000</text:p>
          </table:table-cell>
          <table:table-cell office:value-type="float" office:value="395397000" calcext:value-type="float">
            <text:p>395397000</text:p>
          </table:table-cell>
          <table:table-cell office:value-type="float" office:value="392772000" calcext:value-type="float">
            <text:p>392772000</text:p>
          </table:table-cell>
          <table:table-cell office:value-type="float" office:value="393397000" calcext:value-type="float">
            <text:p>393397000</text:p>
          </table:table-cell>
          <table:table-cell office:value-type="float" office:value="393237000" calcext:value-type="float">
            <text:p>393237000</text:p>
          </table:table-cell>
          <table:table-cell office:value-type="float" office:value="395307000" calcext:value-type="float">
            <text:p>395307000</text:p>
          </table:table-cell>
          <table:table-cell office:value-type="float" office:value="392666000" calcext:value-type="float">
            <text:p>392666000</text:p>
          </table:table-cell>
          <table:table-cell office:value-type="float" office:value="393453000" calcext:value-type="float">
            <text:p>393453000</text:p>
          </table:table-cell>
          <table:table-cell office:value-type="float" office:value="393158000" calcext:value-type="float">
            <text:p>393158000</text:p>
          </table:table-cell>
          <table:table-cell office:value-type="float" office:value="392733000" calcext:value-type="float">
            <text:p>392733000</text:p>
          </table:table-cell>
          <table:table-cell office:value-type="float" office:value="395364000" calcext:value-type="float">
            <text:p>395364000</text:p>
          </table:table-cell>
          <table:table-cell office:value-type="float" office:value="393484000" calcext:value-type="float">
            <text:p>393484000</text:p>
          </table:table-cell>
          <table:table-cell office:value-type="float" office:value="393230000" calcext:value-type="float">
            <text:p>393230000</text:p>
          </table:table-cell>
          <table:table-cell office:value-type="float" office:value="392689000" calcext:value-type="float">
            <text:p>392689000</text:p>
          </table:table-cell>
          <table:table-cell office:value-type="float" office:value="395452000" calcext:value-type="float">
            <text:p>395452000</text:p>
          </table:table-cell>
          <table:table-cell office:value-type="float" office:value="393276000" calcext:value-type="float">
            <text:p>393276000</text:p>
          </table:table-cell>
          <table:table-cell office:value-type="float" office:value="392893000" calcext:value-type="float">
            <text:p>392893000</text:p>
          </table:table-cell>
          <table:table-cell office:value-type="float" office:value="393230000" calcext:value-type="float">
            <text:p>393230000</text:p>
          </table:table-cell>
          <table:table-cell office:value-type="float" office:value="395431000" calcext:value-type="float">
            <text:p>395431000</text:p>
          </table:table-cell>
          <table:table-cell office:value-type="float" office:value="393404000" calcext:value-type="float">
            <text:p>393404000</text:p>
          </table:table-cell>
          <table:table-cell office:value-type="float" office:value="392735000" calcext:value-type="float">
            <text:p>392735000</text:p>
          </table:table-cell>
          <table:table-cell office:value-type="float" office:value="393364000" calcext:value-type="float">
            <text:p>393364000</text:p>
          </table:table-cell>
          <table:table-cell office:value-type="float" office:value="395365000" calcext:value-type="float">
            <text:p>395365000</text:p>
          </table:table-cell>
          <table:table-cell office:value-type="float" office:value="393315000" calcext:value-type="float">
            <text:p>393315000</text:p>
          </table:table-cell>
          <table:table-cell office:value-type="float" office:value="392937000" calcext:value-type="float">
            <text:p>392937000</text:p>
          </table:table-cell>
          <table:table-cell office:value-type="float" office:value="393082000" calcext:value-type="float">
            <text:p>393082000</text:p>
          </table:table-cell>
          <table:table-cell office:value-type="float" office:value="395213000" calcext:value-type="float">
            <text:p>395213000</text:p>
          </table:table-cell>
          <table:table-cell office:value-type="float" office:value="393574000" calcext:value-type="float">
            <text:p>393574000</text:p>
          </table:table-cell>
          <table:table-cell office:value-type="float" office:value="392707000" calcext:value-type="float">
            <text:p>392707000</text:p>
          </table:table-cell>
          <table:table-cell office:value-type="float" office:value="393161000" calcext:value-type="float">
            <text:p>393161000</text:p>
          </table:table-cell>
          <table:table-cell office:value-type="float" office:value="395355000" calcext:value-type="float">
            <text:p>395355000</text:p>
          </table:table-cell>
          <table:table-cell office:value-type="float" office:value="393538000" calcext:value-type="float">
            <text:p>393538000</text:p>
          </table:table-cell>
          <table:table-cell office:value-type="float" office:value="392955000" calcext:value-type="float">
            <text:p>392955000</text:p>
          </table:table-cell>
          <table:table-cell office:value-type="float" office:value="393439000" calcext:value-type="float">
            <text:p>393439000</text:p>
          </table:table-cell>
          <table:table-cell office:value-type="float" office:value="395187000" calcext:value-type="float">
            <text:p>395187000</text:p>
          </table:table-cell>
          <table:table-cell office:value-type="float" office:value="393482000" calcext:value-type="float">
            <text:p>393482000</text:p>
          </table:table-cell>
          <table:table-cell office:value-type="float" office:value="392923000" calcext:value-type="float">
            <text:p>392923000</text:p>
          </table:table-cell>
          <table:table-cell office:value-type="float" office:value="393389000" calcext:value-type="float">
            <text:p>393389000</text:p>
          </table:table-cell>
          <table:table-cell office:value-type="float" office:value="395222000" calcext:value-type="float">
            <text:p>395222000</text:p>
          </table:table-cell>
          <table:table-cell office:value-type="float" office:value="393463000" calcext:value-type="float">
            <text:p>393463000</text:p>
          </table:table-cell>
          <table:table-cell office:value-type="float" office:value="392809000" calcext:value-type="float">
            <text:p>392809000</text:p>
          </table:table-cell>
          <table:table-cell office:value-type="float" office:value="393230000" calcext:value-type="float">
            <text:p>393230000</text:p>
          </table:table-cell>
          <table:table-cell office:value-type="float" office:value="392799000" calcext:value-type="float">
            <text:p>392799000</text:p>
          </table:table-cell>
          <table:table-cell office:value-type="float" office:value="393477000" calcext:value-type="float">
            <text:p>393477000</text:p>
          </table:table-cell>
          <table:table-cell office:value-type="float" office:value="395314000" calcext:value-type="float">
            <text:p>395314000</text:p>
          </table:table-cell>
          <table:table-cell office:value-type="float" office:value="393402000" calcext:value-type="float">
            <text:p>393402000</text:p>
          </table:table-cell>
          <table:table-cell office:value-type="float" office:value="392779000" calcext:value-type="float">
            <text:p>392779000</text:p>
          </table:table-cell>
          <table:table-cell office:value-type="float" office:value="393434000" calcext:value-type="float">
            <text:p>393434000</text:p>
          </table:table-cell>
          <table:table-cell office:value-type="float" office:value="395127000" calcext:value-type="float">
            <text:p>395127000</text:p>
          </table:table-cell>
          <table:table-cell office:value-type="float" office:value="393233000" calcext:value-type="float">
            <text:p>393233000</text:p>
          </table:table-cell>
          <table:table-cell office:value-type="float" office:value="392704000" calcext:value-type="float">
            <text:p>392704000</text:p>
          </table:table-cell>
          <table:table-cell office:value-type="float" office:value="393327000" calcext:value-type="float">
            <text:p>393327000</text:p>
          </table:table-cell>
          <table:table-cell office:value-type="float" office:value="395242000" calcext:value-type="float">
            <text:p>395242000</text:p>
          </table:table-cell>
          <table:table-cell office:value-type="float" office:value="393114000" calcext:value-type="float">
            <text:p>393114000</text:p>
          </table:table-cell>
          <table:table-cell office:value-type="float" office:value="393529000" calcext:value-type="float">
            <text:p>393529000</text:p>
          </table:table-cell>
          <table:table-cell office:value-type="float" office:value="395157000" calcext:value-type="float">
            <text:p>395157000</text:p>
          </table:table-cell>
          <table:table-cell office:value-type="float" office:value="393228000" calcext:value-type="float">
            <text:p>393228000</text:p>
          </table:table-cell>
          <table:table-cell office:value-type="float" office:value="395197000" calcext:value-type="float">
            <text:p>395197000</text:p>
          </table:table-cell>
          <table:table-cell office:value-type="float" office:value="394573000" calcext:value-type="float">
            <text:p>394573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6000" calcext:value-type="float">
            <text:p>39457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4574000" calcext:value-type="float">
            <text:p>394574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4578000" calcext:value-type="float">
            <text:p>394578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4000" calcext:value-type="float">
            <text:p>394574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5000" calcext:value-type="float">
            <text:p>394575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576000" calcext:value-type="float">
            <text:p>394576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4000" calcext:value-type="float">
            <text:p>394574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3000" calcext:value-type="float">
            <text:p>394573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7000" calcext:value-type="float">
            <text:p>394577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572000" calcext:value-type="float">
            <text:p>394572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1000" calcext:value-type="float">
            <text:p>394641000</text:p>
          </table:table-cell>
          <table:table-cell office:value-type="float" office:value="395596000" calcext:value-type="float">
            <text:p>39559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33000" calcext:value-type="float">
            <text:p>394633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646000" calcext:value-type="float">
            <text:p>395646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6000" calcext:value-type="float">
            <text:p>39464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4642000" calcext:value-type="float">
            <text:p>394642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38000" calcext:value-type="float">
            <text:p>395638000</text:p>
          </table:table-cell>
          <table:table-cell office:value-type="float" office:value="394652000" calcext:value-type="float">
            <text:p>394652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2000" calcext:value-type="float">
            <text:p>395642000</text:p>
          </table:table-cell>
          <table:table-cell office:value-type="float" office:value="394652000" calcext:value-type="float">
            <text:p>394652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2000" calcext:value-type="float">
            <text:p>395642000</text:p>
          </table:table-cell>
          <table:table-cell office:value-type="float" office:value="394646000" calcext:value-type="float">
            <text:p>394646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0000" calcext:value-type="float">
            <text:p>395640000</text:p>
          </table:table-cell>
          <table:table-cell office:value-type="float" office:value="394623000" calcext:value-type="float">
            <text:p>394623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67000" calcext:value-type="float">
            <text:p>395667000</text:p>
          </table:table-cell>
          <table:table-cell office:value-type="float" office:value="394644000" calcext:value-type="float">
            <text:p>394644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8000" calcext:value-type="float">
            <text:p>395648000</text:p>
          </table:table-cell>
          <table:table-cell office:value-type="float" office:value="394651000" calcext:value-type="float">
            <text:p>39465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38000" calcext:value-type="float">
            <text:p>394638000</text:p>
          </table:table-cell>
          <table:table-cell office:value-type="float" office:value="395655000" calcext:value-type="float">
            <text:p>395655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648000" calcext:value-type="float">
            <text:p>394648000</text:p>
          </table:table-cell>
          <table:table-cell office:value-type="float" office:value="395652000" calcext:value-type="float">
            <text:p>395652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625000" calcext:value-type="float">
            <text:p>394625000</text:p>
          </table:table-cell>
          <table:table-cell office:value-type="float" office:value="395642000" calcext:value-type="float">
            <text:p>395642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53000" calcext:value-type="float">
            <text:p>394653000</text:p>
          </table:table-cell>
          <table:table-cell office:value-type="float" office:value="395653000" calcext:value-type="float">
            <text:p>395653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7000" calcext:value-type="float">
            <text:p>394647000</text:p>
          </table:table-cell>
          <table:table-cell office:value-type="float" office:value="395650000" calcext:value-type="float">
            <text:p>395650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51000" calcext:value-type="float">
            <text:p>394651000</text:p>
          </table:table-cell>
          <table:table-cell office:value-type="float" office:value="395637000" calcext:value-type="float">
            <text:p>39563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6000" calcext:value-type="float">
            <text:p>394646000</text:p>
          </table:table-cell>
          <table:table-cell office:value-type="float" office:value="395641000" calcext:value-type="float">
            <text:p>39564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2000" calcext:value-type="float">
            <text:p>394642000</text:p>
          </table:table-cell>
          <table:table-cell office:value-type="float" office:value="395654000" calcext:value-type="float">
            <text:p>395654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3000" calcext:value-type="float">
            <text:p>394643000</text:p>
          </table:table-cell>
          <table:table-cell office:value-type="float" office:value="395653000" calcext:value-type="float">
            <text:p>395653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646000" calcext:value-type="float">
            <text:p>394646000</text:p>
          </table:table-cell>
          <table:table-cell office:value-type="float" office:value="395654000" calcext:value-type="float">
            <text:p>395654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7000" calcext:value-type="float">
            <text:p>39564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649000" calcext:value-type="float">
            <text:p>395649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4947000" calcext:value-type="float">
            <text:p>394947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921000" calcext:value-type="float">
            <text:p>395921000</text:p>
          </table:table-cell>
          <table:table-cell office:value-type="float" office:value="395207000" calcext:value-type="float">
            <text:p>395207000</text:p>
          </table:table-cell>
          <table:table-cell table:number-columns-repeated="2"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office:value-type="float" office:value="395207000" calcext:value-type="float">
            <text:p>395207000</text:p>
          </table:table-cell>
          <table:table-cell office:value-type="float" office:value="396748000" calcext:value-type="float">
            <text:p>396748000</text:p>
          </table:table-cell>
          <table:table-cell table:number-columns-repeated="21" office:value-type="float" office:value="397460000" calcext:value-type="float">
            <text:p>397460000</text:p>
          </table:table-cell>
          <table:table-cell office:value-type="float" office:value="406460000" calcext:value-type="float">
            <text:p>406460000</text:p>
          </table:table-cell>
          <table:table-cell table:number-columns-repeated="2"/>
          <table:table-cell table:formula="of:=MAX([.A10:.ME10])" office:value-type="float" office:value="406460000" calcext:value-type="float">
            <text:p>406460000</text:p>
          </table:table-cell>
          <table:table-cell/>
          <table:table-cell table:formula="of:=AVERAGE([.MG4:.MG13])" office:value-type="float" office:value="400716700" calcext:value-type="float">
            <text:p>4.007E+08</text:p>
          </table:table-cell>
          <table:table-cell office:value-type="string" calcext:value-type="string">
            <text:p><text:s/>= average</text:p>
          </table:table-cell>
        </table:table-row>
        <table:table-row table:style-name="ro1">
          <table:table-cell office:value-type="float" office:value="394983000" calcext:value-type="float">
            <text:p>394983000</text:p>
          </table:table-cell>
          <table:table-cell office:value-type="float" office:value="393729000" calcext:value-type="float">
            <text:p>393729000</text:p>
          </table:table-cell>
          <table:table-cell office:value-type="float" office:value="394813000" calcext:value-type="float">
            <text:p>394813000</text:p>
          </table:table-cell>
          <table:table-cell office:value-type="float" office:value="395627000" calcext:value-type="float">
            <text:p>395627000</text:p>
          </table:table-cell>
          <table:table-cell office:value-type="float" office:value="395187000" calcext:value-type="float">
            <text:p>395187000</text:p>
          </table:table-cell>
          <table:table-cell office:value-type="float" office:value="393594000" calcext:value-type="float">
            <text:p>393594000</text:p>
          </table:table-cell>
          <table:table-cell office:value-type="float" office:value="394726000" calcext:value-type="float">
            <text:p>394726000</text:p>
          </table:table-cell>
          <table:table-cell office:value-type="float" office:value="395659000" calcext:value-type="float">
            <text:p>395659000</text:p>
          </table:table-cell>
          <table:table-cell office:value-type="float" office:value="395127000" calcext:value-type="float">
            <text:p>395127000</text:p>
          </table:table-cell>
          <table:table-cell office:value-type="float" office:value="393558000" calcext:value-type="float">
            <text:p>393558000</text:p>
          </table:table-cell>
          <table:table-cell office:value-type="float" office:value="394769000" calcext:value-type="float">
            <text:p>394769000</text:p>
          </table:table-cell>
          <table:table-cell office:value-type="float" office:value="395781000" calcext:value-type="float">
            <text:p>395781000</text:p>
          </table:table-cell>
          <table:table-cell office:value-type="float" office:value="395094000" calcext:value-type="float">
            <text:p>395094000</text:p>
          </table:table-cell>
          <table:table-cell office:value-type="float" office:value="393430000" calcext:value-type="float">
            <text:p>393430000</text:p>
          </table:table-cell>
          <table:table-cell office:value-type="float" office:value="394823000" calcext:value-type="float">
            <text:p>394823000</text:p>
          </table:table-cell>
          <table:table-cell office:value-type="float" office:value="395653000" calcext:value-type="float">
            <text:p>395653000</text:p>
          </table:table-cell>
          <table:table-cell office:value-type="float" office:value="394892000" calcext:value-type="float">
            <text:p>394892000</text:p>
          </table:table-cell>
          <table:table-cell office:value-type="float" office:value="393614000" calcext:value-type="float">
            <text:p>393614000</text:p>
          </table:table-cell>
          <table:table-cell office:value-type="float" office:value="394862000" calcext:value-type="float">
            <text:p>394862000</text:p>
          </table:table-cell>
          <table:table-cell office:value-type="float" office:value="395723000" calcext:value-type="float">
            <text:p>395723000</text:p>
          </table:table-cell>
          <table:table-cell office:value-type="float" office:value="393727000" calcext:value-type="float">
            <text:p>393727000</text:p>
          </table:table-cell>
          <table:table-cell office:value-type="float" office:value="394955000" calcext:value-type="float">
            <text:p>394955000</text:p>
          </table:table-cell>
          <table:table-cell office:value-type="float" office:value="394937000" calcext:value-type="float">
            <text:p>394937000</text:p>
          </table:table-cell>
          <table:table-cell office:value-type="float" office:value="395895000" calcext:value-type="float">
            <text:p>395895000</text:p>
          </table:table-cell>
          <table:table-cell office:value-type="float" office:value="393541000" calcext:value-type="float">
            <text:p>393541000</text:p>
          </table:table-cell>
          <table:table-cell office:value-type="float" office:value="395151000" calcext:value-type="float">
            <text:p>395151000</text:p>
          </table:table-cell>
          <table:table-cell office:value-type="float" office:value="394588000" calcext:value-type="float">
            <text:p>394588000</text:p>
          </table:table-cell>
          <table:table-cell office:value-type="float" office:value="395479000" calcext:value-type="float">
            <text:p>395479000</text:p>
          </table:table-cell>
          <table:table-cell office:value-type="float" office:value="393835000" calcext:value-type="float">
            <text:p>393835000</text:p>
          </table:table-cell>
          <table:table-cell office:value-type="float" office:value="395176000" calcext:value-type="float">
            <text:p>395176000</text:p>
          </table:table-cell>
          <table:table-cell office:value-type="float" office:value="394682000" calcext:value-type="float">
            <text:p>394682000</text:p>
          </table:table-cell>
          <table:table-cell office:value-type="float" office:value="395569000" calcext:value-type="float">
            <text:p>395569000</text:p>
          </table:table-cell>
          <table:table-cell office:value-type="float" office:value="393530000" calcext:value-type="float">
            <text:p>393530000</text:p>
          </table:table-cell>
          <table:table-cell office:value-type="float" office:value="395128000" calcext:value-type="float">
            <text:p>395128000</text:p>
          </table:table-cell>
          <table:table-cell office:value-type="float" office:value="394666000" calcext:value-type="float">
            <text:p>394666000</text:p>
          </table:table-cell>
          <table:table-cell office:value-type="float" office:value="393493000" calcext:value-type="float">
            <text:p>393493000</text:p>
          </table:table-cell>
          <table:table-cell office:value-type="float" office:value="395608000" calcext:value-type="float">
            <text:p>395608000</text:p>
          </table:table-cell>
          <table:table-cell office:value-type="float" office:value="395068000" calcext:value-type="float">
            <text:p>395068000</text:p>
          </table:table-cell>
          <table:table-cell office:value-type="float" office:value="394677000" calcext:value-type="float">
            <text:p>394677000</text:p>
          </table:table-cell>
          <table:table-cell office:value-type="float" office:value="393591000" calcext:value-type="float">
            <text:p>393591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097000" calcext:value-type="float">
            <text:p>395097000</text:p>
          </table:table-cell>
          <table:table-cell office:value-type="float" office:value="394694000" calcext:value-type="float">
            <text:p>394694000</text:p>
          </table:table-cell>
          <table:table-cell office:value-type="float" office:value="393730000" calcext:value-type="float">
            <text:p>393730000</text:p>
          </table:table-cell>
          <table:table-cell office:value-type="float" office:value="395040000" calcext:value-type="float">
            <text:p>395040000</text:p>
          </table:table-cell>
          <table:table-cell office:value-type="float" office:value="395742000" calcext:value-type="float">
            <text:p>395742000</text:p>
          </table:table-cell>
          <table:table-cell office:value-type="float" office:value="394916000" calcext:value-type="float">
            <text:p>394916000</text:p>
          </table:table-cell>
          <table:table-cell office:value-type="float" office:value="393541000" calcext:value-type="float">
            <text:p>393541000</text:p>
          </table:table-cell>
          <table:table-cell office:value-type="float" office:value="394927000" calcext:value-type="float">
            <text:p>394927000</text:p>
          </table:table-cell>
          <table:table-cell office:value-type="float" office:value="395714000" calcext:value-type="float">
            <text:p>395714000</text:p>
          </table:table-cell>
          <table:table-cell office:value-type="float" office:value="394725000" calcext:value-type="float">
            <text:p>394725000</text:p>
          </table:table-cell>
          <table:table-cell office:value-type="float" office:value="393504000" calcext:value-type="float">
            <text:p>393504000</text:p>
          </table:table-cell>
          <table:table-cell office:value-type="float" office:value="395256000" calcext:value-type="float">
            <text:p>395256000</text:p>
          </table:table-cell>
          <table:table-cell office:value-type="float" office:value="395645000" calcext:value-type="float">
            <text:p>395645000</text:p>
          </table:table-cell>
          <table:table-cell office:value-type="float" office:value="394844000" calcext:value-type="float">
            <text:p>394844000</text:p>
          </table:table-cell>
          <table:table-cell office:value-type="float" office:value="393534000" calcext:value-type="float">
            <text:p>393534000</text:p>
          </table:table-cell>
          <table:table-cell office:value-type="float" office:value="394897000" calcext:value-type="float">
            <text:p>394897000</text:p>
          </table:table-cell>
          <table:table-cell office:value-type="float" office:value="395768000" calcext:value-type="float">
            <text:p>395768000</text:p>
          </table:table-cell>
          <table:table-cell office:value-type="float" office:value="394730000" calcext:value-type="float">
            <text:p>394730000</text:p>
          </table:table-cell>
          <table:table-cell office:value-type="float" office:value="393636000" calcext:value-type="float">
            <text:p>393636000</text:p>
          </table:table-cell>
          <table:table-cell office:value-type="float" office:value="394901000" calcext:value-type="float">
            <text:p>394901000</text:p>
          </table:table-cell>
          <table:table-cell office:value-type="float" office:value="395678000" calcext:value-type="float">
            <text:p>395678000</text:p>
          </table:table-cell>
          <table:table-cell office:value-type="float" office:value="394726000" calcext:value-type="float">
            <text:p>394726000</text:p>
          </table:table-cell>
          <table:table-cell office:value-type="float" office:value="393705000" calcext:value-type="float">
            <text:p>393705000</text:p>
          </table:table-cell>
          <table:table-cell office:value-type="float" office:value="395099000" calcext:value-type="float">
            <text:p>395099000</text:p>
          </table:table-cell>
          <table:table-cell office:value-type="float" office:value="394749000" calcext:value-type="float">
            <text:p>394749000</text:p>
          </table:table-cell>
          <table:table-cell office:value-type="float" office:value="395589000" calcext:value-type="float">
            <text:p>395589000</text:p>
          </table:table-cell>
          <table:table-cell office:value-type="float" office:value="393487000" calcext:value-type="float">
            <text:p>393487000</text:p>
          </table:table-cell>
          <table:table-cell office:value-type="float" office:value="394870000" calcext:value-type="float">
            <text:p>394870000</text:p>
          </table:table-cell>
          <table:table-cell office:value-type="float" office:value="394763000" calcext:value-type="float">
            <text:p>394763000</text:p>
          </table:table-cell>
          <table:table-cell office:value-type="float" office:value="395836000" calcext:value-type="float">
            <text:p>395836000</text:p>
          </table:table-cell>
          <table:table-cell office:value-type="float" office:value="393459000" calcext:value-type="float">
            <text:p>393459000</text:p>
          </table:table-cell>
          <table:table-cell office:value-type="float" office:value="394951000" calcext:value-type="float">
            <text:p>394951000</text:p>
          </table:table-cell>
          <table:table-cell office:value-type="float" office:value="394705000" calcext:value-type="float">
            <text:p>394705000</text:p>
          </table:table-cell>
          <table:table-cell office:value-type="float" office:value="393729000" calcext:value-type="float">
            <text:p>393729000</text:p>
          </table:table-cell>
          <table:table-cell office:value-type="float" office:value="395688000" calcext:value-type="float">
            <text:p>395688000</text:p>
          </table:table-cell>
          <table:table-cell office:value-type="float" office:value="395077000" calcext:value-type="float">
            <text:p>395077000</text:p>
          </table:table-cell>
          <table:table-cell office:value-type="float" office:value="394880000" calcext:value-type="float">
            <text:p>394880000</text:p>
          </table:table-cell>
          <table:table-cell office:value-type="float" office:value="395694000" calcext:value-type="float">
            <text:p>395694000</text:p>
          </table:table-cell>
          <table:table-cell office:value-type="float" office:value="395635000" calcext:value-type="float">
            <text:p>395635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3000" calcext:value-type="float">
            <text:p>396633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3000" calcext:value-type="float">
            <text:p>396633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6000" calcext:value-type="float">
            <text:p>396636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4000" calcext:value-type="float">
            <text:p>39663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33000" calcext:value-type="float">
            <text:p>396633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33000" calcext:value-type="float">
            <text:p>396633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35000" calcext:value-type="float">
            <text:p>396635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5000" calcext:value-type="float">
            <text:p>396705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8000" calcext:value-type="float">
            <text:p>396708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716000" calcext:value-type="float">
            <text:p>396716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702000" calcext:value-type="float">
            <text:p>396702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7000" calcext:value-type="float">
            <text:p>39670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98000" calcext:value-type="float">
            <text:p>3966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698000" calcext:value-type="float">
            <text:p>396698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0000" calcext:value-type="float">
            <text:p>3967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6000" calcext:value-type="float">
            <text:p>396706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699000" calcext:value-type="float">
            <text:p>396699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732000" calcext:value-type="float">
            <text:p>396732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02000" calcext:value-type="float">
            <text:p>396702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6711000" calcext:value-type="float">
            <text:p>396711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6693000" calcext:value-type="float">
            <text:p>396693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5598000" calcext:value-type="float">
            <text:p>395598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4000" calcext:value-type="float">
            <text:p>397204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office:value-type="float" office:value="397200000" calcext:value-type="float">
            <text:p>397200000</text:p>
          </table:table-cell>
          <table:table-cell office:value-type="float" office:value="397087000" calcext:value-type="float">
            <text:p>397087000</text:p>
          </table:table-cell>
          <table:table-cell table:number-columns-repeated="7" office:value-type="float" office:value="397200000" calcext:value-type="float">
            <text:p>397200000</text:p>
          </table:table-cell>
          <table:table-cell office:value-type="float" office:value="398147000" calcext:value-type="float">
            <text:p>398147000</text:p>
          </table:table-cell>
          <table:table-cell table:number-columns-repeated="21" office:value-type="float" office:value="398152000" calcext:value-type="float">
            <text:p>398152000</text:p>
          </table:table-cell>
          <table:table-cell table:number-columns-repeated="2"/>
          <table:table-cell table:formula="of:=MAX([.A11:.ME11])" office:value-type="float" office:value="398152000" calcext:value-type="float">
            <text:p>398152000</text:p>
          </table:table-cell>
          <table:table-cell/>
          <table:table-cell table:formula="of:=STDEV([.MG4:.MG13])" office:value-type="float" office:value="3339234.94398209" calcext:value-type="float">
            <text:p>3.339E+06</text:p>
          </table:table-cell>
          <table:table-cell office:value-type="string" calcext:value-type="string">
            <text:p><text:s/>= std dev</text:p>
          </table:table-cell>
        </table:table-row>
        <table:table-row table:style-name="ro1">
          <table:table-cell office:value-type="float" office:value="393307000" calcext:value-type="float">
            <text:p>393307000</text:p>
          </table:table-cell>
          <table:table-cell office:value-type="float" office:value="393571000" calcext:value-type="float">
            <text:p>393571000</text:p>
          </table:table-cell>
          <table:table-cell office:value-type="float" office:value="393480000" calcext:value-type="float">
            <text:p>393480000</text:p>
          </table:table-cell>
          <table:table-cell office:value-type="float" office:value="393906000" calcext:value-type="float">
            <text:p>393906000</text:p>
          </table:table-cell>
          <table:table-cell office:value-type="float" office:value="393485000" calcext:value-type="float">
            <text:p>393485000</text:p>
          </table:table-cell>
          <table:table-cell office:value-type="float" office:value="393479000" calcext:value-type="float">
            <text:p>393479000</text:p>
          </table:table-cell>
          <table:table-cell office:value-type="float" office:value="393518000" calcext:value-type="float">
            <text:p>393518000</text:p>
          </table:table-cell>
          <table:table-cell office:value-type="float" office:value="394140000" calcext:value-type="float">
            <text:p>394140000</text:p>
          </table:table-cell>
          <table:table-cell office:value-type="float" office:value="393294000" calcext:value-type="float">
            <text:p>393294000</text:p>
          </table:table-cell>
          <table:table-cell office:value-type="float" office:value="393401000" calcext:value-type="float">
            <text:p>393401000</text:p>
          </table:table-cell>
          <table:table-cell office:value-type="float" office:value="393646000" calcext:value-type="float">
            <text:p>393646000</text:p>
          </table:table-cell>
          <table:table-cell office:value-type="float" office:value="394194000" calcext:value-type="float">
            <text:p>394194000</text:p>
          </table:table-cell>
          <table:table-cell office:value-type="float" office:value="393350000" calcext:value-type="float">
            <text:p>393350000</text:p>
          </table:table-cell>
          <table:table-cell office:value-type="float" office:value="393502000" calcext:value-type="float">
            <text:p>393502000</text:p>
          </table:table-cell>
          <table:table-cell office:value-type="float" office:value="393894000" calcext:value-type="float">
            <text:p>393894000</text:p>
          </table:table-cell>
          <table:table-cell office:value-type="float" office:value="394170000" calcext:value-type="float">
            <text:p>394170000</text:p>
          </table:table-cell>
          <table:table-cell office:value-type="float" office:value="393372000" calcext:value-type="float">
            <text:p>393372000</text:p>
          </table:table-cell>
          <table:table-cell office:value-type="float" office:value="393455000" calcext:value-type="float">
            <text:p>393455000</text:p>
          </table:table-cell>
          <table:table-cell office:value-type="float" office:value="393776000" calcext:value-type="float">
            <text:p>393776000</text:p>
          </table:table-cell>
          <table:table-cell office:value-type="float" office:value="393967000" calcext:value-type="float">
            <text:p>393967000</text:p>
          </table:table-cell>
          <table:table-cell office:value-type="float" office:value="393278000" calcext:value-type="float">
            <text:p>393278000</text:p>
          </table:table-cell>
          <table:table-cell office:value-type="float" office:value="393464000" calcext:value-type="float">
            <text:p>393464000</text:p>
          </table:table-cell>
          <table:table-cell office:value-type="float" office:value="393640000" calcext:value-type="float">
            <text:p>393640000</text:p>
          </table:table-cell>
          <table:table-cell office:value-type="float" office:value="393963000" calcext:value-type="float">
            <text:p>393963000</text:p>
          </table:table-cell>
          <table:table-cell office:value-type="float" office:value="393319000" calcext:value-type="float">
            <text:p>393319000</text:p>
          </table:table-cell>
          <table:table-cell office:value-type="float" office:value="393577000" calcext:value-type="float">
            <text:p>393577000</text:p>
          </table:table-cell>
          <table:table-cell office:value-type="float" office:value="393746000" calcext:value-type="float">
            <text:p>393746000</text:p>
          </table:table-cell>
          <table:table-cell office:value-type="float" office:value="393097000" calcext:value-type="float">
            <text:p>393097000</text:p>
          </table:table-cell>
          <table:table-cell office:value-type="float" office:value="394159000" calcext:value-type="float">
            <text:p>394159000</text:p>
          </table:table-cell>
          <table:table-cell office:value-type="float" office:value="393564000" calcext:value-type="float">
            <text:p>393564000</text:p>
          </table:table-cell>
          <table:table-cell office:value-type="float" office:value="393767000" calcext:value-type="float">
            <text:p>393767000</text:p>
          </table:table-cell>
          <table:table-cell office:value-type="float" office:value="393332000" calcext:value-type="float">
            <text:p>393332000</text:p>
          </table:table-cell>
          <table:table-cell office:value-type="float" office:value="394066000" calcext:value-type="float">
            <text:p>394066000</text:p>
          </table:table-cell>
          <table:table-cell office:value-type="float" office:value="393443000" calcext:value-type="float">
            <text:p>393443000</text:p>
          </table:table-cell>
          <table:table-cell office:value-type="float" office:value="393712000" calcext:value-type="float">
            <text:p>393712000</text:p>
          </table:table-cell>
          <table:table-cell office:value-type="float" office:value="393244000" calcext:value-type="float">
            <text:p>393244000</text:p>
          </table:table-cell>
          <table:table-cell office:value-type="float" office:value="393910000" calcext:value-type="float">
            <text:p>393910000</text:p>
          </table:table-cell>
          <table:table-cell office:value-type="float" office:value="393624000" calcext:value-type="float">
            <text:p>393624000</text:p>
          </table:table-cell>
          <table:table-cell office:value-type="float" office:value="393591000" calcext:value-type="float">
            <text:p>393591000</text:p>
          </table:table-cell>
          <table:table-cell office:value-type="float" office:value="393345000" calcext:value-type="float">
            <text:p>393345000</text:p>
          </table:table-cell>
          <table:table-cell office:value-type="float" office:value="394184000" calcext:value-type="float">
            <text:p>394184000</text:p>
          </table:table-cell>
          <table:table-cell office:value-type="float" office:value="393478000" calcext:value-type="float">
            <text:p>393478000</text:p>
          </table:table-cell>
          <table:table-cell office:value-type="float" office:value="393343000" calcext:value-type="float">
            <text:p>393343000</text:p>
          </table:table-cell>
          <table:table-cell office:value-type="float" office:value="393611000" calcext:value-type="float">
            <text:p>393611000</text:p>
          </table:table-cell>
          <table:table-cell office:value-type="float" office:value="393610000" calcext:value-type="float">
            <text:p>393610000</text:p>
          </table:table-cell>
          <table:table-cell office:value-type="float" office:value="394028000" calcext:value-type="float">
            <text:p>394028000</text:p>
          </table:table-cell>
          <table:table-cell office:value-type="float" office:value="393428000" calcext:value-type="float">
            <text:p>393428000</text:p>
          </table:table-cell>
          <table:table-cell office:value-type="float" office:value="393648000" calcext:value-type="float">
            <text:p>393648000</text:p>
          </table:table-cell>
          <table:table-cell office:value-type="float" office:value="393686000" calcext:value-type="float">
            <text:p>393686000</text:p>
          </table:table-cell>
          <table:table-cell office:value-type="float" office:value="393888000" calcext:value-type="float">
            <text:p>393888000</text:p>
          </table:table-cell>
          <table:table-cell office:value-type="float" office:value="393545000" calcext:value-type="float">
            <text:p>393545000</text:p>
          </table:table-cell>
          <table:table-cell office:value-type="float" office:value="393687000" calcext:value-type="float">
            <text:p>393687000</text:p>
          </table:table-cell>
          <table:table-cell office:value-type="float" office:value="393698000" calcext:value-type="float">
            <text:p>393698000</text:p>
          </table:table-cell>
          <table:table-cell office:value-type="float" office:value="393291000" calcext:value-type="float">
            <text:p>393291000</text:p>
          </table:table-cell>
          <table:table-cell office:value-type="float" office:value="394140000" calcext:value-type="float">
            <text:p>394140000</text:p>
          </table:table-cell>
          <table:table-cell office:value-type="float" office:value="393675000" calcext:value-type="float">
            <text:p>393675000</text:p>
          </table:table-cell>
          <table:table-cell office:value-type="float" office:value="393565000" calcext:value-type="float">
            <text:p>393565000</text:p>
          </table:table-cell>
          <table:table-cell office:value-type="float" office:value="393351000" calcext:value-type="float">
            <text:p>393351000</text:p>
          </table:table-cell>
          <table:table-cell office:value-type="float" office:value="394043000" calcext:value-type="float">
            <text:p>394043000</text:p>
          </table:table-cell>
          <table:table-cell office:value-type="float" office:value="393520000" calcext:value-type="float">
            <text:p>393520000</text:p>
          </table:table-cell>
          <table:table-cell office:value-type="float" office:value="393425000" calcext:value-type="float">
            <text:p>393425000</text:p>
          </table:table-cell>
          <table:table-cell office:value-type="float" office:value="393354000" calcext:value-type="float">
            <text:p>393354000</text:p>
          </table:table-cell>
          <table:table-cell office:value-type="float" office:value="393523000" calcext:value-type="float">
            <text:p>393523000</text:p>
          </table:table-cell>
          <table:table-cell office:value-type="float" office:value="393835000" calcext:value-type="float">
            <text:p>393835000</text:p>
          </table:table-cell>
          <table:table-cell office:value-type="float" office:value="393501000" calcext:value-type="float">
            <text:p>393501000</text:p>
          </table:table-cell>
          <table:table-cell office:value-type="float" office:value="393323000" calcext:value-type="float">
            <text:p>393323000</text:p>
          </table:table-cell>
          <table:table-cell office:value-type="float" office:value="393585000" calcext:value-type="float">
            <text:p>393585000</text:p>
          </table:table-cell>
          <table:table-cell office:value-type="float" office:value="393893000" calcext:value-type="float">
            <text:p>393893000</text:p>
          </table:table-cell>
          <table:table-cell office:value-type="float" office:value="393579000" calcext:value-type="float">
            <text:p>393579000</text:p>
          </table:table-cell>
          <table:table-cell office:value-type="float" office:value="393389000" calcext:value-type="float">
            <text:p>393389000</text:p>
          </table:table-cell>
          <table:table-cell office:value-type="float" office:value="393558000" calcext:value-type="float">
            <text:p>393558000</text:p>
          </table:table-cell>
          <table:table-cell office:value-type="float" office:value="393898000" calcext:value-type="float">
            <text:p>393898000</text:p>
          </table:table-cell>
          <table:table-cell office:value-type="float" office:value="393575000" calcext:value-type="float">
            <text:p>393575000</text:p>
          </table:table-cell>
          <table:table-cell office:value-type="float" office:value="393405000" calcext:value-type="float">
            <text:p>393405000</text:p>
          </table:table-cell>
          <table:table-cell office:value-type="float" office:value="393738000" calcext:value-type="float">
            <text:p>393738000</text:p>
          </table:table-cell>
          <table:table-cell office:value-type="float" office:value="394042000" calcext:value-type="float">
            <text:p>394042000</text:p>
          </table:table-cell>
          <table:table-cell office:value-type="float" office:value="393416000" calcext:value-type="float">
            <text:p>393416000</text:p>
          </table:table-cell>
          <table:table-cell office:value-type="float" office:value="393684000" calcext:value-type="float">
            <text:p>393684000</text:p>
          </table:table-cell>
          <table:table-cell office:value-type="float" office:value="393968000" calcext:value-type="float">
            <text:p>393968000</text:p>
          </table:table-cell>
          <table:table-cell office:value-type="float" office:value="394200000" calcext:value-type="float">
            <text:p>394200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5000" calcext:value-type="float">
            <text:p>395455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2000" calcext:value-type="float">
            <text:p>395452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4000" calcext:value-type="float">
            <text:p>395454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6000" calcext:value-type="float">
            <text:p>395456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454000" calcext:value-type="float">
            <text:p>395454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4000" calcext:value-type="float">
            <text:p>39545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453000" calcext:value-type="float">
            <text:p>39545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44000" calcext:value-type="float">
            <text:p>39534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54000" calcext:value-type="float">
            <text:p>395354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7000" calcext:value-type="float">
            <text:p>39535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61000" calcext:value-type="float">
            <text:p>395761000</text:p>
          </table:table-cell>
          <table:table-cell office:value-type="float" office:value="395360000" calcext:value-type="float">
            <text:p>395360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8000" calcext:value-type="float">
            <text:p>395358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83000" calcext:value-type="float">
            <text:p>39578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6000" calcext:value-type="float">
            <text:p>395356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91000" calcext:value-type="float">
            <text:p>39579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97000" calcext:value-type="float">
            <text:p>39579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5000" calcext:value-type="float">
            <text:p>395355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78000" calcext:value-type="float">
            <text:p>395778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8000" calcext:value-type="float">
            <text:p>395358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87000" calcext:value-type="float">
            <text:p>39578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7000" calcext:value-type="float">
            <text:p>39535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91000" calcext:value-type="float">
            <text:p>395791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1000" calcext:value-type="float">
            <text:p>395361000</text:p>
          </table:table-cell>
          <table:table-cell office:value-type="float" office:value="395784000" calcext:value-type="float">
            <text:p>39578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9000" calcext:value-type="float">
            <text:p>395359000</text:p>
          </table:table-cell>
          <table:table-cell office:value-type="float" office:value="395794000" calcext:value-type="float">
            <text:p>395794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58000" calcext:value-type="float">
            <text:p>395358000</text:p>
          </table:table-cell>
          <table:table-cell office:value-type="float" office:value="395783000" calcext:value-type="float">
            <text:p>395783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4000" calcext:value-type="float">
            <text:p>39535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7000" calcext:value-type="float">
            <text:p>395357000</text:p>
          </table:table-cell>
          <table:table-cell office:value-type="float" office:value="395785000" calcext:value-type="float">
            <text:p>395785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6000" calcext:value-type="float">
            <text:p>395356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85000" calcext:value-type="float">
            <text:p>395785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6000" calcext:value-type="float">
            <text:p>395356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86000" calcext:value-type="float">
            <text:p>395786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9000" calcext:value-type="float">
            <text:p>3953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88000" calcext:value-type="float">
            <text:p>395788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56000" calcext:value-type="float">
            <text:p>395356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84000" calcext:value-type="float">
            <text:p>395784000</text:p>
          </table:table-cell>
          <table:table-cell office:value-type="float" office:value="395356000" calcext:value-type="float">
            <text:p>395356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83000" calcext:value-type="float">
            <text:p>395783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90000" calcext:value-type="float">
            <text:p>395790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88000" calcext:value-type="float">
            <text:p>395788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84000" calcext:value-type="float">
            <text:p>395784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86000" calcext:value-type="float">
            <text:p>395786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787000" calcext:value-type="float">
            <text:p>39578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457000" calcext:value-type="float">
            <text:p>395457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362000" calcext:value-type="float">
            <text:p>395362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office:value-type="float" office:value="395959000" calcext:value-type="float">
            <text:p>395959000</text:p>
          </table:table-cell>
          <table:table-cell office:value-type="float" office:value="395707000" calcext:value-type="float">
            <text:p>395707000</text:p>
          </table:table-cell>
          <table:table-cell table:number-columns-repeated="4" office:value-type="float" office:value="395959000" calcext:value-type="float">
            <text:p>395959000</text:p>
          </table:table-cell>
          <table:table-cell table:number-columns-repeated="21" office:value-type="float" office:value="396855000" calcext:value-type="float">
            <text:p>396855000</text:p>
          </table:table-cell>
          <table:table-cell office:value-type="float" office:value="405400000" calcext:value-type="float">
            <text:p>405400000</text:p>
          </table:table-cell>
          <table:table-cell table:number-columns-repeated="2"/>
          <table:table-cell table:formula="of:=MAX([.A12:.ME12])" office:value-type="float" office:value="405400000" calcext:value-type="float">
            <text:p>405400000</text:p>
          </table:table-cell>
          <table:table-cell table:number-columns-repeated="3"/>
        </table:table-row>
        <table:table-row table:style-name="ro1">
          <table:table-cell office:value-type="float" office:value="394427000" calcext:value-type="float">
            <text:p>394427000</text:p>
          </table:table-cell>
          <table:table-cell office:value-type="float" office:value="392949000" calcext:value-type="float">
            <text:p>392949000</text:p>
          </table:table-cell>
          <table:table-cell office:value-type="float" office:value="394461000" calcext:value-type="float">
            <text:p>394461000</text:p>
          </table:table-cell>
          <table:table-cell office:value-type="float" office:value="394365000" calcext:value-type="float">
            <text:p>394365000</text:p>
          </table:table-cell>
          <table:table-cell office:value-type="float" office:value="394466000" calcext:value-type="float">
            <text:p>394466000</text:p>
          </table:table-cell>
          <table:table-cell office:value-type="float" office:value="394515000" calcext:value-type="float">
            <text:p>394515000</text:p>
          </table:table-cell>
          <table:table-cell office:value-type="float" office:value="392899000" calcext:value-type="float">
            <text:p>392899000</text:p>
          </table:table-cell>
          <table:table-cell office:value-type="float" office:value="394398000" calcext:value-type="float">
            <text:p>394398000</text:p>
          </table:table-cell>
          <table:table-cell office:value-type="float" office:value="394532000" calcext:value-type="float">
            <text:p>394532000</text:p>
          </table:table-cell>
          <table:table-cell office:value-type="float" office:value="394455000" calcext:value-type="float">
            <text:p>394455000</text:p>
          </table:table-cell>
          <table:table-cell office:value-type="float" office:value="392960000" calcext:value-type="float">
            <text:p>392960000</text:p>
          </table:table-cell>
          <table:table-cell office:value-type="float" office:value="394293000" calcext:value-type="float">
            <text:p>394293000</text:p>
          </table:table-cell>
          <table:table-cell office:value-type="float" office:value="394302000" calcext:value-type="float">
            <text:p>394302000</text:p>
          </table:table-cell>
          <table:table-cell office:value-type="float" office:value="394418000" calcext:value-type="float">
            <text:p>394418000</text:p>
          </table:table-cell>
          <table:table-cell office:value-type="float" office:value="393006000" calcext:value-type="float">
            <text:p>393006000</text:p>
          </table:table-cell>
          <table:table-cell office:value-type="float" office:value="394471000" calcext:value-type="float">
            <text:p>394471000</text:p>
          </table:table-cell>
          <table:table-cell office:value-type="float" office:value="394385000" calcext:value-type="float">
            <text:p>394385000</text:p>
          </table:table-cell>
          <table:table-cell office:value-type="float" office:value="392925000" calcext:value-type="float">
            <text:p>392925000</text:p>
          </table:table-cell>
          <table:table-cell office:value-type="float" office:value="394699000" calcext:value-type="float">
            <text:p>394699000</text:p>
          </table:table-cell>
          <table:table-cell office:value-type="float" office:value="394319000" calcext:value-type="float">
            <text:p>394319000</text:p>
          </table:table-cell>
          <table:table-cell office:value-type="float" office:value="394475000" calcext:value-type="float">
            <text:p>394475000</text:p>
          </table:table-cell>
          <table:table-cell office:value-type="float" office:value="392921000" calcext:value-type="float">
            <text:p>392921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4582000" calcext:value-type="float">
            <text:p>394582000</text:p>
          </table:table-cell>
          <table:table-cell office:value-type="float" office:value="394194000" calcext:value-type="float">
            <text:p>394194000</text:p>
          </table:table-cell>
          <table:table-cell office:value-type="float" office:value="392966000" calcext:value-type="float">
            <text:p>392966000</text:p>
          </table:table-cell>
          <table:table-cell office:value-type="float" office:value="394484000" calcext:value-type="float">
            <text:p>394484000</text:p>
          </table:table-cell>
          <table:table-cell office:value-type="float" office:value="394524000" calcext:value-type="float">
            <text:p>394524000</text:p>
          </table:table-cell>
          <table:table-cell office:value-type="float" office:value="394363000" calcext:value-type="float">
            <text:p>394363000</text:p>
          </table:table-cell>
          <table:table-cell office:value-type="float" office:value="393097000" calcext:value-type="float">
            <text:p>393097000</text:p>
          </table:table-cell>
          <table:table-cell office:value-type="float" office:value="394523000" calcext:value-type="float">
            <text:p>394523000</text:p>
          </table:table-cell>
          <table:table-cell office:value-type="float" office:value="394589000" calcext:value-type="float">
            <text:p>394589000</text:p>
          </table:table-cell>
          <table:table-cell office:value-type="float" office:value="394448000" calcext:value-type="float">
            <text:p>394448000</text:p>
          </table:table-cell>
          <table:table-cell office:value-type="float" office:value="392870000" calcext:value-type="float">
            <text:p>392870000</text:p>
          </table:table-cell>
          <table:table-cell office:value-type="float" office:value="394314000" calcext:value-type="float">
            <text:p>394314000</text:p>
          </table:table-cell>
          <table:table-cell office:value-type="float" office:value="394525000" calcext:value-type="float">
            <text:p>394525000</text:p>
          </table:table-cell>
          <table:table-cell office:value-type="float" office:value="394357000" calcext:value-type="float">
            <text:p>394357000</text:p>
          </table:table-cell>
          <table:table-cell office:value-type="float" office:value="394462000" calcext:value-type="float">
            <text:p>394462000</text:p>
          </table:table-cell>
          <table:table-cell office:value-type="float" office:value="392955000" calcext:value-type="float">
            <text:p>392955000</text:p>
          </table:table-cell>
          <table:table-cell office:value-type="float" office:value="394406000" calcext:value-type="float">
            <text:p>394406000</text:p>
          </table:table-cell>
          <table:table-cell office:value-type="float" office:value="394330000" calcext:value-type="float">
            <text:p>394330000</text:p>
          </table:table-cell>
          <table:table-cell office:value-type="float" office:value="394375000" calcext:value-type="float">
            <text:p>394375000</text:p>
          </table:table-cell>
          <table:table-cell office:value-type="float" office:value="392878000" calcext:value-type="float">
            <text:p>392878000</text:p>
          </table:table-cell>
          <table:table-cell office:value-type="float" office:value="394456000" calcext:value-type="float">
            <text:p>394456000</text:p>
          </table:table-cell>
          <table:table-cell office:value-type="float" office:value="394370000" calcext:value-type="float">
            <text:p>394370000</text:p>
          </table:table-cell>
          <table:table-cell office:value-type="float" office:value="394374000" calcext:value-type="float">
            <text:p>394374000</text:p>
          </table:table-cell>
          <table:table-cell office:value-type="float" office:value="393353000" calcext:value-type="float">
            <text:p>393353000</text:p>
          </table:table-cell>
          <table:table-cell office:value-type="float" office:value="394668000" calcext:value-type="float">
            <text:p>394668000</text:p>
          </table:table-cell>
          <table:table-cell office:value-type="float" office:value="394181000" calcext:value-type="float">
            <text:p>394181000</text:p>
          </table:table-cell>
          <table:table-cell office:value-type="float" office:value="394514000" calcext:value-type="float">
            <text:p>394514000</text:p>
          </table:table-cell>
          <table:table-cell office:value-type="float" office:value="392871000" calcext:value-type="float">
            <text:p>392871000</text:p>
          </table:table-cell>
          <table:table-cell office:value-type="float" office:value="394765000" calcext:value-type="float">
            <text:p>394765000</text:p>
          </table:table-cell>
          <table:table-cell office:value-type="float" office:value="394278000" calcext:value-type="float">
            <text:p>394278000</text:p>
          </table:table-cell>
          <table:table-cell office:value-type="float" office:value="394550000" calcext:value-type="float">
            <text:p>394550000</text:p>
          </table:table-cell>
          <table:table-cell office:value-type="float" office:value="393160000" calcext:value-type="float">
            <text:p>393160000</text:p>
          </table:table-cell>
          <table:table-cell office:value-type="float" office:value="394828000" calcext:value-type="float">
            <text:p>394828000</text:p>
          </table:table-cell>
          <table:table-cell office:value-type="float" office:value="394408000" calcext:value-type="float">
            <text:p>394408000</text:p>
          </table:table-cell>
          <table:table-cell office:value-type="float" office:value="394316000" calcext:value-type="float">
            <text:p>394316000</text:p>
          </table:table-cell>
          <table:table-cell office:value-type="float" office:value="392992000" calcext:value-type="float">
            <text:p>392992000</text:p>
          </table:table-cell>
          <table:table-cell office:value-type="float" office:value="394484000" calcext:value-type="float">
            <text:p>394484000</text:p>
          </table:table-cell>
          <table:table-cell office:value-type="float" office:value="394211000" calcext:value-type="float">
            <text:p>394211000</text:p>
          </table:table-cell>
          <table:table-cell office:value-type="float" office:value="394292000" calcext:value-type="float">
            <text:p>394292000</text:p>
          </table:table-cell>
          <table:table-cell office:value-type="float" office:value="394561000" calcext:value-type="float">
            <text:p>394561000</text:p>
          </table:table-cell>
          <table:table-cell office:value-type="float" office:value="392957000" calcext:value-type="float">
            <text:p>392957000</text:p>
          </table:table-cell>
          <table:table-cell office:value-type="float" office:value="394238000" calcext:value-type="float">
            <text:p>394238000</text:p>
          </table:table-cell>
          <table:table-cell office:value-type="float" office:value="394538000" calcext:value-type="float">
            <text:p>394538000</text:p>
          </table:table-cell>
          <table:table-cell office:value-type="float" office:value="394403000" calcext:value-type="float">
            <text:p>394403000</text:p>
          </table:table-cell>
          <table:table-cell office:value-type="float" office:value="392858000" calcext:value-type="float">
            <text:p>392858000</text:p>
          </table:table-cell>
          <table:table-cell office:value-type="float" office:value="394448000" calcext:value-type="float">
            <text:p>394448000</text:p>
          </table:table-cell>
          <table:table-cell office:value-type="float" office:value="394579000" calcext:value-type="float">
            <text:p>394579000</text:p>
          </table:table-cell>
          <table:table-cell office:value-type="float" office:value="394505000" calcext:value-type="float">
            <text:p>394505000</text:p>
          </table:table-cell>
          <table:table-cell office:value-type="float" office:value="392916000" calcext:value-type="float">
            <text:p>392916000</text:p>
          </table:table-cell>
          <table:table-cell office:value-type="float" office:value="394189000" calcext:value-type="float">
            <text:p>394189000</text:p>
          </table:table-cell>
          <table:table-cell office:value-type="float" office:value="394590000" calcext:value-type="float">
            <text:p>394590000</text:p>
          </table:table-cell>
          <table:table-cell office:value-type="float" office:value="394523000" calcext:value-type="float">
            <text:p>394523000</text:p>
          </table:table-cell>
          <table:table-cell office:value-type="float" office:value="393100000" calcext:value-type="float">
            <text:p>393100000</text:p>
          </table:table-cell>
          <table:table-cell office:value-type="float" office:value="394501000" calcext:value-type="float">
            <text:p>394501000</text:p>
          </table:table-cell>
          <table:table-cell office:value-type="float" office:value="392895000" calcext:value-type="float">
            <text:p>392895000</text:p>
          </table:table-cell>
          <table:table-cell office:value-type="float" office:value="394357000" calcext:value-type="float">
            <text:p>394357000</text:p>
          </table:table-cell>
          <table:table-cell office:value-type="float" office:value="394293000" calcext:value-type="float">
            <text:p>394293000</text:p>
          </table:table-cell>
          <table:table-cell table:number-columns-repeated="2" office:value-type="float" office:value="396250000" calcext:value-type="float">
            <text:p>396250000</text:p>
          </table:table-cell>
          <table:table-cell office:value-type="float" office:value="394747000" calcext:value-type="float">
            <text:p>394747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48000" calcext:value-type="float">
            <text:p>394748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48000" calcext:value-type="float">
            <text:p>394748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47000" calcext:value-type="float">
            <text:p>394747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48000" calcext:value-type="float">
            <text:p>394748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711000" calcext:value-type="float">
            <text:p>396711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09000" calcext:value-type="float">
            <text:p>396709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711000" calcext:value-type="float">
            <text:p>396711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10000" calcext:value-type="float">
            <text:p>39671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46000" calcext:value-type="float">
            <text:p>394746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09000" calcext:value-type="float">
            <text:p>396709000</text:p>
          </table:table-cell>
          <table:table-cell office:value-type="float" office:value="394746000" calcext:value-type="float">
            <text:p>394746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11000" calcext:value-type="float">
            <text:p>396711000</text:p>
          </table:table-cell>
          <table:table-cell office:value-type="float" office:value="394748000" calcext:value-type="float">
            <text:p>394748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4746000" calcext:value-type="float">
            <text:p>394746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4748000" calcext:value-type="float">
            <text:p>394748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711000" calcext:value-type="float">
            <text:p>396711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47000" calcext:value-type="float">
            <text:p>394747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713000" calcext:value-type="float">
            <text:p>396713000</text:p>
          </table:table-cell>
          <table:table-cell office:value-type="float" office:value="394749000" calcext:value-type="float">
            <text:p>394749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4745000" calcext:value-type="float">
            <text:p>394745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712000" calcext:value-type="float">
            <text:p>396712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49000" calcext:value-type="float">
            <text:p>394749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810000" calcext:value-type="float">
            <text:p>39681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10000" calcext:value-type="float">
            <text:p>39681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08000" calcext:value-type="float">
            <text:p>396808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801000" calcext:value-type="float">
            <text:p>396801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817000" calcext:value-type="float">
            <text:p>39681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812000" calcext:value-type="float">
            <text:p>396812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803000" calcext:value-type="float">
            <text:p>396803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805000" calcext:value-type="float">
            <text:p>396805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810000" calcext:value-type="float">
            <text:p>39681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92000" calcext:value-type="float">
            <text:p>396792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21000" calcext:value-type="float">
            <text:p>396821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96000" calcext:value-type="float">
            <text:p>396796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25000" calcext:value-type="float">
            <text:p>396825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43000" calcext:value-type="float">
            <text:p>396843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26000" calcext:value-type="float">
            <text:p>396826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35000" calcext:value-type="float">
            <text:p>396835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18000" calcext:value-type="float">
            <text:p>396818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00000" calcext:value-type="float">
            <text:p>39680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787000" calcext:value-type="float">
            <text:p>39678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800000" calcext:value-type="float">
            <text:p>396800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50000" calcext:value-type="float">
            <text:p>3947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4798000" calcext:value-type="float">
            <text:p>394798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91000" calcext:value-type="float">
            <text:p>394791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4792000" calcext:value-type="float">
            <text:p>394792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4802000" calcext:value-type="float">
            <text:p>394802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96000" calcext:value-type="float">
            <text:p>394796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92000" calcext:value-type="float">
            <text:p>394792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800000" calcext:value-type="float">
            <text:p>394800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89000" calcext:value-type="float">
            <text:p>394789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86000" calcext:value-type="float">
            <text:p>394786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87000" calcext:value-type="float">
            <text:p>39478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800000" calcext:value-type="float">
            <text:p>394800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250000" calcext:value-type="float">
            <text:p>396250000</text:p>
          </table:table-cell>
          <table:table-cell office:value-type="float" office:value="394799000" calcext:value-type="float">
            <text:p>394799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4786000" calcext:value-type="float">
            <text:p>394786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4793000" calcext:value-type="float">
            <text:p>394793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94000" calcext:value-type="float">
            <text:p>394794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92000" calcext:value-type="float">
            <text:p>394792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91000" calcext:value-type="float">
            <text:p>394791000</text:p>
          </table:table-cell>
          <table:table-cell office:value-type="float" office:value="397450000" calcext:value-type="float">
            <text:p>397450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805000" calcext:value-type="float">
            <text:p>394805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86000" calcext:value-type="float">
            <text:p>394786000</text:p>
          </table:table-cell>
          <table:table-cell office:value-type="float" office:value="396067000" calcext:value-type="float">
            <text:p>396067000</text:p>
          </table:table-cell>
          <table:table-cell office:value-type="float" office:value="394771000" calcext:value-type="float">
            <text:p>394771000</text:p>
          </table:table-cell>
          <table:table-cell table:number-columns-repeated="3" office:value-type="float" office:value="396067000" calcext:value-type="float">
            <text:p>396067000</text:p>
          </table:table-cell>
          <table:table-cell table:number-columns-repeated="22" office:value-type="float" office:value="398150000" calcext:value-type="float">
            <text:p>398150000</text:p>
          </table:table-cell>
          <table:table-cell table:number-columns-repeated="2"/>
          <table:table-cell table:formula="of:=MAX([.A13:.ME13])" office:value-type="float" office:value="398150000" calcext:value-type="float">
            <text:p>398150000</text:p>
          </table:table-cell>
          <table:table-cell table:number-columns-repeated="3"/>
        </table:table-row>
        <table:table-row table:style-name="ro1">
          <table:table-cell table:number-columns-repeated="344"/>
          <table:table-cell table:style-name="ce1"/>
          <table:table-cell table:number-columns-repeated="3"/>
        </table:table-row>
        <table:table-row table:style-name="ro1" table:number-rows-repeated="1048561">
          <table:table-cell table:number-columns-repeated="348"/>
        </table:table-row>
        <table:table-row table:style-name="ro1">
          <table:table-cell table:number-columns-repeated="348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A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AU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09">
      <number:scientific-number number:decimal-places="3" loext:min-decimal-places="3" number:min-integer-digits="1" number:min-exponent-digits="2" loext:exponent-interval="1" loext:forced-exponent-sign="true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27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1-27T18:53:55.051015923</dc:date>
    <meta:editing-duration>PT8M24S</meta:editing-duration>
    <meta:editing-cycles>1</meta:editing-cycles>
    <meta:document-statistic meta:table-count="1" meta:cell-count="3452" meta:object-count="0"/>
    <meta:generator>LibreOffice/5.1.6.2$Linux_X86_64 LibreOffice_project/10m0$Build-2</meta:generator>
  </office:meta>
</office:document-meta>
</file>